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/>
      <style:text-properties fo:color="#000000" style:font-name="Arial" style:font-name-asian="Arial" style:font-name-complex="Arial" fo:font-size="18pt" style:font-size-asian="18pt" style:font-size-complex="1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119500" table:style-name="ce7">
            <text:p>2.1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741000" table:style-name="ce9">
            <text:p>14.741.000</text:p>
          </table:table-cell>
          <table:table-cell office:value-type="float" office:value="14910570" table:style-name="ce9">
            <text:p>14.910.570</text:p>
          </table:table-cell>
          <table:table-cell office:value-type="percentage" office:value="1.0115032901431382" table:style-name="ce10">
            <text:p>101,2%</text:p>
          </table:table-cell>
          <table:table-cell office:value-type="float" office:value="7079078" table:style-name="ce8">
            <text:p>7.079.078</text:p>
          </table:table-cell>
          <table:table-cell office:value-type="float" office:value="6823210" table:style-name="ce8">
            <text:p>6.823.210</text:p>
          </table:table-cell>
          <table:table-cell office:value-type="float" office:value="1760787" table:style-name="ce8">
            <text:p>1.760.787</text:p>
          </table:table-cell>
          <table:table-cell office:value-type="date" office:date-value="2021-12-20T00:00:00" table:style-name="ce11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68057" table:style-name="ce14">
            <text:p>2.368.057</text:p>
          </table:table-cell>
          <table:table-cell office:value-type="percentage" office:value="0.98709512566819058" table:style-name="ce15">
            <text:p>98,7%</text:p>
          </table:table-cell>
          <table:table-cell office:value-type="float" office:value="1093171" table:style-name="ce13">
            <text:p>1.093.171</text:p>
          </table:table-cell>
          <table:table-cell office:value-type="float" office:value="1059517" table:style-name="ce13">
            <text:p>1.059.517</text:p>
          </table:table-cell>
          <table:table-cell office:value-type="float" office:value="339794" table:style-name="ce13">
            <text:p>339.794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41040" table:style-name="ce7">
            <text:p>3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075965" table:style-name="ce14">
            <text:p>2.075.965</text:p>
          </table:table-cell>
          <table:table-cell office:value-type="float" office:value="2041850" table:style-name="ce14">
            <text:p>2.041.850</text:p>
          </table:table-cell>
          <table:table-cell office:value-type="percentage" office:value="0.98356667862897496" table:style-name="ce15">
            <text:p>98,4%</text:p>
          </table:table-cell>
          <table:table-cell office:value-type="float" office:value="889809" table:style-name="ce13">
            <text:p>889.809</text:p>
          </table:table-cell>
          <table:table-cell office:value-type="float" office:value="868526" table:style-name="ce13">
            <text:p>868.526</text:p>
          </table:table-cell>
          <table:table-cell office:value-type="float" office:value="357210" table:style-name="ce13">
            <text:p>357.210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05070" table:style-name="ce7">
            <text:p>405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041774" table:style-name="ce14">
            <text:p>2.041.774</text:p>
          </table:table-cell>
          <table:table-cell office:value-type="float" office:value="1846783" table:style-name="ce14">
            <text:p>1.846.783</text:p>
          </table:table-cell>
          <table:table-cell office:value-type="percentage" office:value="0.90449922469382016" table:style-name="ce15">
            <text:p>90,4%</text:p>
          </table:table-cell>
          <table:table-cell office:value-type="float" office:value="886359" table:style-name="ce13">
            <text:p>886.359</text:p>
          </table:table-cell>
          <table:table-cell office:value-type="float" office:value="860139" table:style-name="ce13">
            <text:p>860.139</text:p>
          </table:table-cell>
          <table:table-cell office:value-type="float" office:value="199264" table:style-name="ce13">
            <text:p>199.264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22292" table:style-name="ce14">
            <text:p>3.622.292</text:p>
          </table:table-cell>
          <table:table-cell office:value-type="percentage" office:value="0.96033107807164519" table:style-name="ce15">
            <text:p>96,0%</text:p>
          </table:table-cell>
          <table:table-cell office:value-type="float" office:value="1724362" table:style-name="ce13">
            <text:p>1.724.362</text:p>
          </table:table-cell>
          <table:table-cell office:value-type="float" office:value="1658971" table:style-name="ce13">
            <text:p>1.658.971</text:p>
          </table:table-cell>
          <table:table-cell office:value-type="float" office:value="413179" table:style-name="ce13">
            <text:p>413.179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087367" table:style-name="ce14">
            <text:p>1.087.367</text:p>
          </table:table-cell>
          <table:table-cell office:value-type="percentage" office:value="0.95583880169303048" table:style-name="ce15">
            <text:p>95,6%</text:p>
          </table:table-cell>
          <table:table-cell office:value-type="float" office:value="496927" table:style-name="ce13">
            <text:p>496.927</text:p>
          </table:table-cell>
          <table:table-cell office:value-type="float" office:value="481695" table:style-name="ce13">
            <text:p>481.695</text:p>
          </table:table-cell>
          <table:table-cell office:value-type="float" office:value="152863" table:style-name="ce13">
            <text:p>152.863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9" table:style-name="ce7">
            <text:p>3.867.399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7620" table:style-name="ce13">
            <text:p>97.620</text:p>
          </table:table-cell>
          <table:table-cell office:value-type="float" office:value="5096759" table:style-name="ce14">
            <text:p>5.096.759</text:p>
          </table:table-cell>
          <table:table-cell office:value-type="float" office:value="4670287" table:style-name="ce14">
            <text:p>4.670.287</text:p>
          </table:table-cell>
          <table:table-cell office:value-type="percentage" office:value="0.91632486448741246" table:style-name="ce15">
            <text:p>91,6%</text:p>
          </table:table-cell>
          <table:table-cell office:value-type="float" office:value="2052531" table:style-name="ce13">
            <text:p>2.052.531</text:p>
          </table:table-cell>
          <table:table-cell office:value-type="float" office:value="1989750" table:style-name="ce13">
            <text:p>1.989.750</text:p>
          </table:table-cell>
          <table:table-cell office:value-type="float" office:value="853680" table:style-name="ce13">
            <text:p>853.680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631270" table:style-name="ce7">
            <text:p>63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698850" table:style-name="ce14">
            <text:p>3.698.850</text:p>
          </table:table-cell>
          <table:table-cell office:value-type="float" office:value="3565043" table:style-name="ce14">
            <text:p>3.565.043</text:p>
          </table:table-cell>
          <table:table-cell office:value-type="percentage" office:value="0.96382470227232786" table:style-name="ce15">
            <text:p>96,4%</text:p>
          </table:table-cell>
          <table:table-cell office:value-type="float" office:value="1643295" table:style-name="ce13">
            <text:p>1.643.295</text:p>
          </table:table-cell>
          <table:table-cell office:value-type="float" office:value="1577970" table:style-name="ce13">
            <text:p>1.577.970</text:p>
          </table:table-cell>
          <table:table-cell office:value-type="float" office:value="512049" table:style-name="ce13">
            <text:p>512.049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2949433" table:style-name="ce14">
            <text:p>12.949.433</text:p>
          </table:table-cell>
          <table:table-cell office:value-type="percentage" office:value="0.97009308057369092" table:style-name="ce15">
            <text:p>97,0%</text:p>
          </table:table-cell>
          <table:table-cell office:value-type="float" office:value="6182032" table:style-name="ce13">
            <text:p>6.182.032</text:p>
          </table:table-cell>
          <table:table-cell office:value-type="float" office:value="5961121" table:style-name="ce13">
            <text:p>5.961.121</text:p>
          </table:table-cell>
          <table:table-cell office:value-type="float" office:value="1551649" table:style-name="ce13">
            <text:p>1.551.649</text:p>
          </table:table-cell>
          <table:table-cell office:value-type="date" office:date-value="2021-12-19T00:00:00" table:style-name="ce16">
            <text:p>19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543650" table:style-name="ce7">
            <text:p>1.5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026855" table:style-name="ce14">
            <text:p>9.026.855</text:p>
          </table:table-cell>
          <table:table-cell office:value-type="float" office:value="8901761" table:style-name="ce14">
            <text:p>8.901.761</text:p>
          </table:table-cell>
          <table:table-cell office:value-type="percentage" office:value="0.98614201734712703" table:style-name="ce15">
            <text:p>98,6%</text:p>
          </table:table-cell>
          <table:table-cell office:value-type="float" office:value="4177432" table:style-name="ce13">
            <text:p>4.177.432</text:p>
          </table:table-cell>
          <table:table-cell office:value-type="float" office:value="4051837" table:style-name="ce13">
            <text:p>4.051.837</text:p>
          </table:table-cell>
          <table:table-cell office:value-type="float" office:value="1130610" table:style-name="ce13">
            <text:p>1.130.610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5400" table:style-name="ce7">
            <text:p>185.400</text:p>
          </table:table-cell>
          <table:table-cell office:value-type="float" office:value="49265" table:style-name="ce13">
            <text:p>49.265</text:p>
          </table:table-cell>
          <table:table-cell office:value-type="float" office:value="1960668" table:style-name="ce14">
            <text:p>1.960.668</text:p>
          </table:table-cell>
          <table:table-cell office:value-type="float" office:value="2008793" table:style-name="ce14">
            <text:p>2.008.793</text:p>
          </table:table-cell>
          <table:table-cell office:value-type="percentage" office:value="1.0245452060216211" table:style-name="ce15">
            <text:p>102,5%</text:p>
          </table:table-cell>
          <table:table-cell office:value-type="float" office:value="917352" table:style-name="ce13">
            <text:p>917.352</text:p>
          </table:table-cell>
          <table:table-cell office:value-type="float" office:value="889298" table:style-name="ce13">
            <text:p>889.298</text:p>
          </table:table-cell>
          <table:table-cell office:value-type="float" office:value="292134" table:style-name="ce13">
            <text:p>292.134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25000" table:style-name="ce7">
            <text:p>72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55679" table:style-name="ce14">
            <text:p>5.355.679</text:p>
          </table:table-cell>
          <table:table-cell office:value-type="float" office:value="5621970" table:style-name="ce14">
            <text:p>5.621.970</text:p>
          </table:table-cell>
          <table:table-cell office:value-type="percentage" office:value="1.0497212398278537" table:style-name="ce15">
            <text:p>105,0%</text:p>
          </table:table-cell>
          <table:table-cell office:value-type="float" office:value="2373503" table:style-name="ce13">
            <text:p>2.373.503</text:p>
          </table:table-cell>
          <table:table-cell office:value-type="float" office:value="2301193" table:style-name="ce13">
            <text:p>2.301.193</text:p>
          </table:table-cell>
          <table:table-cell office:value-type="float" office:value="1152665" table:style-name="ce13">
            <text:p>1.152.665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78631" table:style-name="ce14">
            <text:p>578.631</text:p>
          </table:table-cell>
          <table:table-cell office:value-type="percentage" office:value="0.97526735827272648" table:style-name="ce15">
            <text:p>97,5%</text:p>
          </table:table-cell>
          <table:table-cell office:value-type="float" office:value="266027" table:style-name="ce13">
            <text:p>266.027</text:p>
          </table:table-cell>
          <table:table-cell office:value-type="float" office:value="257951" table:style-name="ce13">
            <text:p>257.951</text:p>
          </table:table-cell>
          <table:table-cell office:value-type="float" office:value="89243" table:style-name="ce13">
            <text:p>89.243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1970800" table:style-name="ce7">
            <text:p>1.9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1946885" table:style-name="ce14">
            <text:p>11.946.885</text:p>
          </table:table-cell>
          <table:table-cell office:value-type="float" office:value="11490299" table:style-name="ce14">
            <text:p>11.490.299</text:p>
          </table:table-cell>
          <table:table-cell office:value-type="percentage" office:value="0.96178200426303595" table:style-name="ce15">
            <text:p>96,2%</text:p>
          </table:table-cell>
          <table:table-cell office:value-type="float" office:value="5476422" table:style-name="ce13">
            <text:p>5.476.422</text:p>
          </table:table-cell>
          <table:table-cell office:value-type="float" office:value="5298888" table:style-name="ce13">
            <text:p>5.298.888</text:p>
          </table:table-cell>
          <table:table-cell office:value-type="float" office:value="1423696" table:style-name="ce13">
            <text:p>1.423.696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568181" table:style-name="ce14">
            <text:p>2.568.181</text:p>
          </table:table-cell>
          <table:table-cell office:value-type="percentage" office:value="1.0050900623244983" table:style-name="ce15">
            <text:p>100,5%</text:p>
          </table:table-cell>
          <table:table-cell office:value-type="float" office:value="1214519" table:style-name="ce13">
            <text:p>1.214.519</text:p>
          </table:table-cell>
          <table:table-cell office:value-type="float" office:value="1181364" table:style-name="ce13">
            <text:p>1.181.364</text:p>
          </table:table-cell>
          <table:table-cell office:value-type="float" office:value="301894" table:style-name="ce13">
            <text:p>301.894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176500" table:style-name="ce7">
            <text:p>17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176925" table:style-name="ce14">
            <text:p>1.176.925</text:p>
          </table:table-cell>
          <table:table-cell office:value-type="float" office:value="1181986" table:style-name="ce14">
            <text:p>1.181.986</text:p>
          </table:table-cell>
          <table:table-cell office:value-type="percentage" office:value="1.0043001890519787" table:style-name="ce15">
            <text:p>100,4%</text:p>
          </table:table-cell>
          <table:table-cell office:value-type="float" office:value="542410" table:style-name="ce13">
            <text:p>542.410</text:p>
          </table:table-cell>
          <table:table-cell office:value-type="float" office:value="526427" table:style-name="ce13">
            <text:p>526.427</text:p>
          </table:table-cell>
          <table:table-cell office:value-type="float" office:value="180787" table:style-name="ce13">
            <text:p>180.787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642900" table:style-name="ce7">
            <text:p>6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091320" table:style-name="ce14">
            <text:p>4.091.320</text:p>
          </table:table-cell>
          <table:table-cell office:value-type="float" office:value="4024289" table:style-name="ce14">
            <text:p>4.024.289</text:p>
          </table:table-cell>
          <table:table-cell office:value-type="percentage" office:value="0.98361629009708362" table:style-name="ce15">
            <text:p>98,4%</text:p>
          </table:table-cell>
          <table:table-cell office:value-type="float" office:value="1856447" table:style-name="ce13">
            <text:p>1.856.447</text:p>
          </table:table-cell>
          <table:table-cell office:value-type="float" office:value="1797269" table:style-name="ce13">
            <text:p>1.797.269</text:p>
          </table:table-cell>
          <table:table-cell office:value-type="float" office:value="608057" table:style-name="ce13">
            <text:p>608.057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0225" table:style-name="ce14">
            <text:p>130.225</text:p>
          </table:table-cell>
          <table:table-cell office:value-type="percentage" office:value="0.87856299544611238" table:style-name="ce15">
            <text:p>87,9%</text:p>
          </table:table-cell>
          <table:table-cell office:value-type="float" office:value="64918" table:style-name="ce13">
            <text:p>64.918</text:p>
          </table:table-cell>
          <table:table-cell office:value-type="float" office:value="61005" table:style-name="ce13">
            <text:p>61.005</text:p>
          </table:table-cell>
          <table:table-cell office:value-type="float" office:value="12349" table:style-name="ce13">
            <text:p>12.349</text:p>
          </table:table-cell>
          <table:table-cell office:value-type="date" office:date-value="2021-12-20T00:00:00" table:style-name="ce16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4362" table:style-name="ce14">
            <text:p>124.362</text:p>
          </table:table-cell>
          <table:table-cell office:value-type="percentage" office:value="0.8454248810333107" table:style-name="ce15">
            <text:p>84,5%</text:p>
          </table:table-cell>
          <table:table-cell office:value-type="float" office:value="62642" table:style-name="ce13">
            <text:p>62.642</text:p>
          </table:table-cell>
          <table:table-cell office:value-type="float" office:value="58143" table:style-name="ce13">
            <text:p>58.143</text:p>
          </table:table-cell>
          <table:table-cell office:value-type="float" office:value="14002" table:style-name="ce13">
            <text:p>14.002</text:p>
          </table:table-cell>
          <table:table-cell office:value-type="date" office:date-value="2021-12-20T00:00:00" table:style-name="ce17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8925" table:style-name="ce14">
            <text:p>208.925</text:p>
          </table:table-cell>
          <table:table-cell office:value-type="percentage" office:value="0.9843901657573102" table:style-name="ce15">
            <text:p>98,4%</text:p>
          </table:table-cell>
          <table:table-cell office:value-type="float" office:value="95248" table:style-name="ce13">
            <text:p>95.248</text:p>
          </table:table-cell>
          <table:table-cell office:value-type="float" office:value="89105" table:style-name="ce13">
            <text:p>89.105</text:p>
          </table:table-cell>
          <table:table-cell office:value-type="float" office:value="31325" table:style-name="ce13">
            <text:p>31.325</text:p>
          </table:table-cell>
          <table:table-cell office:value-type="date" office:date-value="2021-12-17T00:00:00" table:style-name="ce17">
            <text:p>17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830" table:style-name="ce7">
            <text:p>5.83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10270" table:style-name="ce14">
            <text:p>10.270</text:p>
          </table:table-cell>
          <table:table-cell office:value-type="float" office:value="8025" table:style-name="ce14">
            <text:p>8.025</text:p>
          </table:table-cell>
          <table:table-cell office:value-type="percentage" office:value="0.78140214216163584" table:style-name="ce15">
            <text:p>78,1%</text:p>
          </table:table-cell>
          <table:table-cell office:value-type="float" office:value="6174" table:style-name="ce13">
            <text:p>6.174</text:p>
          </table:table-cell>
          <table:table-cell office:value-type="float" office:value="5791" table:style-name="ce13">
            <text:p>5.791</text:p>
          </table:table-cell>
          <table:table-cell office:value-type="float" office:value="13" table:style-name="ce13">
            <text:p>13</text:p>
          </table:table-cell>
          <table:table-cell office:value-type="date" office:date-value="2021-12-20T00:00:00" table:style-name="ce17">
            <text:p>2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9" table:style-name="ce19">
            <text:p>59.085.849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3874560" table:style-name="ce20">
            <text:p>13.874.560</text:p>
          </table:table-cell>
          <table:table-cell office:value-type="float" office:value="9051120" table:style-name="ce21">
            <text:p>9.051.120</text:p>
          </table:table-cell>
          <table:table-cell office:value-type="float" office:value="2150655" table:style-name="ce22">
            <text:p>2.150.655</text:p>
          </table:table-cell>
          <table:table-cell office:value-type="float" office:value="85536184" table:style-name="ce23">
            <text:p>85.536.184</text:p>
          </table:table-cell>
          <table:table-cell office:value-type="float" office:value="83909129" table:style-name="ce23">
            <text:p>83.909.129</text:p>
          </table:table-cell>
          <table:table-cell office:value-type="percentage" office:value="0.98097816708774388" table:style-name="ce24">
            <text:p>98,1%</text:p>
          </table:table-cell>
          <table:table-cell office:value-type="float" office:value="39100658" table:style-name="ce23">
            <text:p>39.100.658</text:p>
          </table:table-cell>
          <table:table-cell office:value-type="float" office:value="37799170" table:style-name="ce23">
            <text:p>37.799.170</text:p>
          </table:table-cell>
          <table:table-cell office:value-type="float" office:value="11377250" table:style-name="ce23">
            <text:p>11.377.250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39170" table:style-name="ce31">
            <text:p>6.939.170</text:p>
          </table:table-cell>
          <table:table-cell office:value-type="percentage" office:value="0.9311853569020293" table:style-name="ce32">
            <text:p>93,1%</text:p>
          </table:table-cell>
          <table:table-cell office:value-type="float" office:value="6823210" table:style-name="ce31">
            <text:p>6.823.210</text:p>
          </table:table-cell>
          <table:table-cell office:value-type="percentage" office:value="0.91562438145592273" table:style-name="ce32">
            <text:p>91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2034" table:style-name="ce31">
            <text:p>1.082.034</text:p>
          </table:table-cell>
          <table:table-cell office:value-type="percentage" office:value="0.91300561793012436" table:style-name="ce32">
            <text:p>91,3%</text:p>
          </table:table-cell>
          <table:table-cell office:value-type="float" office:value="1059517" table:style-name="ce31">
            <text:p>1.059.517</text:p>
          </table:table-cell>
          <table:table-cell office:value-type="percentage" office:value="0.89400607863752113" table:style-name="ce32">
            <text:p>89,4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7561" table:style-name="ce31">
            <text:p>877.561</text:p>
          </table:table-cell>
          <table:table-cell office:value-type="percentage" office:value="0.93964624644110295" table:style-name="ce32">
            <text:p>94,0%</text:p>
          </table:table-cell>
          <table:table-cell office:value-type="float" office:value="868526" table:style-name="ce31">
            <text:p>868.526</text:p>
          </table:table-cell>
          <table:table-cell office:value-type="percentage" office:value="0.92997204278278711" table:style-name="ce32">
            <text:p>93,0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0900" table:style-name="ce31">
            <text:p>880.900</text:p>
          </table:table-cell>
          <table:table-cell office:value-type="percentage" office:value="0.85122049500080688" table:style-name="ce32">
            <text:p>85,1%</text:p>
          </table:table-cell>
          <table:table-cell office:value-type="float" office:value="860139" table:style-name="ce31">
            <text:p>860.139</text:p>
          </table:table-cell>
          <table:table-cell office:value-type="percentage" office:value="0.83115897984958453" table:style-name="ce32">
            <text:p>83,1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07399" table:style-name="ce31">
            <text:p>1.707.399</text:p>
          </table:table-cell>
          <table:table-cell office:value-type="percentage" office:value="0.87077807029264975" table:style-name="ce32">
            <text:p>87,1%</text:p>
          </table:table-cell>
          <table:table-cell office:value-type="float" office:value="1658971" table:style-name="ce31">
            <text:p>1.658.971</text:p>
          </table:table-cell>
          <table:table-cell office:value-type="percentage" office:value="0.84607966037901361" table:style-name="ce32">
            <text:p>84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8965" table:style-name="ce31">
            <text:p>488.965</text:p>
          </table:table-cell>
          <table:table-cell office:value-type="percentage" office:value="0.93291320615041773" table:style-name="ce32">
            <text:p>93,3%</text:p>
          </table:table-cell>
          <table:table-cell office:value-type="float" office:value="481695" table:style-name="ce31">
            <text:p>481.695</text:p>
          </table:table-cell>
          <table:table-cell office:value-type="percentage" office:value="0.91904252213681037" table:style-name="ce32">
            <text:p>91,9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28040" table:style-name="ce31">
            <text:p>2.028.040</text:p>
          </table:table-cell>
          <table:table-cell office:value-type="percentage" office:value="0.93189532650845286" table:style-name="ce32">
            <text:p>93,2%</text:p>
          </table:table-cell>
          <table:table-cell office:value-type="float" office:value="1989750" table:style-name="ce31">
            <text:p>1.989.750</text:p>
          </table:table-cell>
          <table:table-cell office:value-type="percentage" office:value="0.91430086483510875" table:style-name="ce32">
            <text:p>91,4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3295" table:style-name="ce31">
            <text:p>1.643.295</text:p>
          </table:table-cell>
          <table:table-cell office:value-type="percentage" office:value="0.90850814690974713" table:style-name="ce32">
            <text:p>90,9%</text:p>
          </table:table-cell>
          <table:table-cell office:value-type="float" office:value="1577970" table:style-name="ce31">
            <text:p>1.577.970</text:p>
          </table:table-cell>
          <table:table-cell office:value-type="percentage" office:value="0.87239272350927477" table:style-name="ce32">
            <text:p>87,2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40735" table:style-name="ce31">
            <text:p>6.140.735</text:p>
          </table:table-cell>
          <table:table-cell office:value-type="percentage" office:value="0.89406131885923279" table:style-name="ce32">
            <text:p>89,4%</text:p>
          </table:table-cell>
          <table:table-cell office:value-type="float" office:value="5961121" table:style-name="ce31">
            <text:p>5.961.121</text:p>
          </table:table-cell>
          <table:table-cell office:value-type="percentage" office:value="0.86791038908851603" table:style-name="ce32">
            <text:p>86,8%</text:p>
          </table:table-cell>
          <table:table-cell office:value-type="date" office:date-value="2021-12-19T00:00:00" table:style-name="ce33">
            <text:p>19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27936" table:style-name="ce31">
            <text:p>4.127.936</text:p>
          </table:table-cell>
          <table:table-cell office:value-type="percentage" office:value="0.91967777805255657" table:style-name="ce32">
            <text:p>92,0%</text:p>
          </table:table-cell>
          <table:table-cell office:value-type="float" office:value="4051837" table:style-name="ce31">
            <text:p>4.051.837</text:p>
          </table:table-cell>
          <table:table-cell office:value-type="percentage" office:value="0.9027234068529979" table:style-name="ce32">
            <text:p>90,3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3911" table:style-name="ce31">
            <text:p>903.911</text:p>
          </table:table-cell>
          <table:table-cell office:value-type="percentage" office:value="0.94805529888183493" table:style-name="ce32">
            <text:p>94,8%</text:p>
          </table:table-cell>
          <table:table-cell office:value-type="float" office:value="889298" table:style-name="ce31">
            <text:p>889.298</text:p>
          </table:table-cell>
          <table:table-cell office:value-type="percentage" office:value="0.93272864384327436" table:style-name="ce32">
            <text:p>93,3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24711" table:style-name="ce31">
            <text:p>2.324.711</text:p>
          </table:table-cell>
          <table:table-cell office:value-type="percentage" office:value="0.9471231783945957" table:style-name="ce32">
            <text:p>94,7%</text:p>
          </table:table-cell>
          <table:table-cell office:value-type="float" office:value="2301193" table:style-name="ce31">
            <text:p>2.301.193</text:p>
          </table:table-cell>
          <table:table-cell office:value-type="percentage" office:value="0.93754158183937486" table:style-name="ce32">
            <text:p>93,8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3851" table:style-name="ce31">
            <text:p>263.851</text:p>
          </table:table-cell>
          <table:table-cell office:value-type="percentage" office:value="0.92915096665140684" table:style-name="ce32">
            <text:p>92,9%</text:p>
          </table:table-cell>
          <table:table-cell office:value-type="float" office:value="257951" table:style-name="ce31">
            <text:p>257.951</text:p>
          </table:table-cell>
          <table:table-cell office:value-type="percentage" office:value="0.90837412402718598" table:style-name="ce32">
            <text:p>90,8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30741" table:style-name="ce31">
            <text:p>5.430.741</text:p>
          </table:table-cell>
          <table:table-cell office:value-type="percentage" office:value="0.90846407381007865" table:style-name="ce32">
            <text:p>90,8%</text:p>
          </table:table-cell>
          <table:table-cell office:value-type="float" office:value="5298888" table:style-name="ce31">
            <text:p>5.298.888</text:p>
          </table:table-cell>
          <table:table-cell office:value-type="percentage" office:value="0.88640746799439341" table:style-name="ce32">
            <text:p>88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14519" table:style-name="ce31">
            <text:p>1.214.519</text:p>
          </table:table-cell>
          <table:table-cell office:value-type="percentage" office:value="0.92701679290028449" table:style-name="ce32">
            <text:p>92,7%</text:p>
          </table:table-cell>
          <table:table-cell office:value-type="float" office:value="1181364" table:style-name="ce31">
            <text:p>1.181.364</text:p>
          </table:table-cell>
          <table:table-cell office:value-type="percentage" office:value="0.90171027915401214" table:style-name="ce32">
            <text:p>90,2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5069" table:style-name="ce31">
            <text:p>535.069</text:p>
          </table:table-cell>
          <table:table-cell office:value-type="percentage" office:value="0.9203841377198746" table:style-name="ce32">
            <text:p>92,0%</text:p>
          </table:table-cell>
          <table:table-cell office:value-type="float" office:value="526427" table:style-name="ce31">
            <text:p>526.427</text:p>
          </table:table-cell>
          <table:table-cell office:value-type="percentage" office:value="0.90551884049993636" table:style-name="ce32">
            <text:p>90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37415" table:style-name="ce31">
            <text:p>1.837.415</text:p>
          </table:table-cell>
          <table:table-cell office:value-type="percentage" office:value="0.92614303939175668" table:style-name="ce32">
            <text:p>92,6%</text:p>
          </table:table-cell>
          <table:table-cell office:value-type="float" office:value="1797269" table:style-name="ce31">
            <text:p>1.797.269</text:p>
          </table:table-cell>
          <table:table-cell office:value-type="percentage" office:value="0.90590757899798535" table:style-name="ce32">
            <text:p>90,6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758" table:style-name="ce31">
            <text:p>63.758</text:p>
          </table:table-cell>
          <table:table-cell office:value-type="percentage" office:value="0.89844289438455571" table:style-name="ce32">
            <text:p>89,8%</text:p>
          </table:table-cell>
          <table:table-cell office:value-type="float" office:value="61005" table:style-name="ce31">
            <text:p>61.005</text:p>
          </table:table-cell>
          <table:table-cell office:value-type="percentage" office:value="0.85964912280701755" table:style-name="ce32">
            <text:p>86,0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0907" table:style-name="ce31">
            <text:p>60.907</text:p>
          </table:table-cell>
          <table:table-cell office:value-type="percentage" office:value="0.85872798793125327" table:style-name="ce32">
            <text:p>85,9%</text:p>
          </table:table-cell>
          <table:table-cell office:value-type="float" office:value="58143" table:style-name="ce31">
            <text:p>58.143</text:p>
          </table:table-cell>
          <table:table-cell office:value-type="percentage" office:value="0.81975834308514384" table:style-name="ce32">
            <text:p>82,0%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48" table:style-name="ce31">
            <text:p>95.248</text:p>
          </table:table-cell>
          <table:table-cell office:value-type="string" table:style-name="ce32">
            <text:p>-</text:p>
          </table:table-cell>
          <table:table-cell office:value-type="float" office:value="89105" table:style-name="ce31">
            <text:p>89.105</text:p>
          </table:table-cell>
          <table:table-cell office:value-type="string" table:style-name="ce32">
            <text:p>-</text:p>
          </table:table-cell>
          <table:table-cell office:value-type="date" office:date-value="2021-12-17T00:00:00" table:style-name="ce33">
            <text:p>17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6174" table:style-name="ce31">
            <text:p>6.174</text:p>
          </table:table-cell>
          <table:table-cell office:value-type="string" table:style-name="ce32">
            <text:p>-</text:p>
          </table:table-cell>
          <table:table-cell office:value-type="float" office:value="5791" table:style-name="ce31">
            <text:p>5.791</text:p>
          </table:table-cell>
          <table:table-cell office:value-type="string" table:style-name="ce32">
            <text:p>-</text:p>
          </table:table-cell>
          <table:table-cell office:value-type="date" office:date-value="2021-12-20T00:00:00" table:style-name="ce33">
            <text:p>2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652339" table:style-name="ce34">
            <text:p>38.652.339</text:p>
          </table:table-cell>
          <table:table-cell office:value-type="percentage" office:value="0.91767563527741935" table:style-name="ce24">
            <text:p>91,8%</text:p>
          </table:table-cell>
          <table:table-cell office:value-type="float" office:value="37799170" table:style-name="ce34">
            <text:p>37.799.170</text:p>
          </table:table-cell>
          <table:table-cell office:value-type="percentage" office:value="0.89741987781668708" table:style-name="ce24">
            <text:p>89,7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670" table:style-name="ce43">
            <text:p>434.670</text:p>
          </table:table-cell>
          <table:table-cell office:value-type="percentage" office:value="1" table:style-name="ce44">
            <text:p>100,0%</text:p>
          </table:table-cell>
          <table:table-cell office:value-type="float" office:value="655259" table:style-name="ce43">
            <text:p>655.259</text:p>
          </table:table-cell>
          <table:table-cell office:value-type="percentage" office:value="1" table:style-name="ce44">
            <text:p>100,0%</text:p>
          </table:table-cell>
          <table:table-cell office:value-type="float" office:value="933858" table:style-name="ce43">
            <text:p>933.858</text:p>
          </table:table-cell>
          <table:table-cell office:value-type="percentage" office:value="1" table:style-name="ce44">
            <text:p>100,0%</text:p>
          </table:table-cell>
          <table:table-cell office:value-type="float" office:value="1222857" table:style-name="ce43">
            <text:p>1.222.857</text:p>
          </table:table-cell>
          <table:table-cell office:value-type="percentage" office:value="0.96666932801906058" table:style-name="ce44">
            <text:p>96,7%</text:p>
          </table:table-cell>
          <table:table-cell office:value-type="float" office:value="1264346" table:style-name="ce43">
            <text:p>1.264.346</text:p>
          </table:table-cell>
          <table:table-cell office:value-type="percentage" office:value="0.91281006473113402" table:style-name="ce44">
            <text:p>91,3%</text:p>
          </table:table-cell>
          <table:table-cell office:value-type="float" office:value="948959" table:style-name="ce43">
            <text:p>948.959</text:p>
          </table:table-cell>
          <table:table-cell office:value-type="percentage" office:value="0.83226175368372868" table:style-name="ce44">
            <text:p>83,2%</text:p>
          </table:table-cell>
          <table:table-cell office:value-type="float" office:value="788305" table:style-name="ce43">
            <text:p>788.305</text:p>
          </table:table-cell>
          <table:table-cell office:value-type="percentage" office:value="0.84885190896247542" table:style-name="ce44">
            <text:p>84,9%</text:p>
          </table:table-cell>
          <table:table-cell office:value-type="float" office:value="690916" table:style-name="ce43">
            <text:p>690.916</text:p>
          </table:table-cell>
          <table:table-cell office:value-type="percentage" office:value="0.91766446586364581" table:style-name="ce44">
            <text:p>91,8%</text:p>
          </table:table-cell>
          <table:table-cell office:value-type="float" office:value="6939170" table:style-name="ce43">
            <text:p>6.939.17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11853569020293" table:style-name="ce44">
            <text:p>93,1%</text:p>
          </table:table-cell>
          <table:table-cell office:value-type="percentage" office:value="0.81980541823878827" table:style-name="ce44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34" table:style-name="ce46">
            <text:p>101.534</text:p>
          </table:table-cell>
          <table:table-cell office:value-type="percentage" office:value="1" table:style-name="ce47">
            <text:p>100,0%</text:p>
          </table:table-cell>
          <table:table-cell office:value-type="float" office:value="119607" table:style-name="ce46">
            <text:p>119.607</text:p>
          </table:table-cell>
          <table:table-cell office:value-type="percentage" office:value="1" table:style-name="ce47">
            <text:p>100,0%</text:p>
          </table:table-cell>
          <table:table-cell office:value-type="float" office:value="155380" table:style-name="ce46">
            <text:p>155.380</text:p>
          </table:table-cell>
          <table:table-cell office:value-type="percentage" office:value="0.9936879264806513" table:style-name="ce47">
            <text:p>99,4%</text:p>
          </table:table-cell>
          <table:table-cell office:value-type="float" office:value="187335" table:style-name="ce46">
            <text:p>187.335</text:p>
          </table:table-cell>
          <table:table-cell office:value-type="percentage" office:value="0.94486699686280051" table:style-name="ce47">
            <text:p>94,5%</text:p>
          </table:table-cell>
          <table:table-cell office:value-type="float" office:value="190344" table:style-name="ce46">
            <text:p>190.344</text:p>
          </table:table-cell>
          <table:table-cell office:value-type="percentage" office:value="0.8855557054661003" table:style-name="ce47">
            <text:p>88,6%</text:p>
          </table:table-cell>
          <table:table-cell office:value-type="float" office:value="129227" table:style-name="ce46">
            <text:p>129.227</text:p>
          </table:table-cell>
          <table:table-cell office:value-type="percentage" office:value="0.78659776243867396" table:style-name="ce47">
            <text:p>78,7%</text:p>
          </table:table-cell>
          <table:table-cell office:value-type="float" office:value="107787" table:style-name="ce46">
            <text:p>107.787</text:p>
          </table:table-cell>
          <table:table-cell office:value-type="percentage" office:value="0.82658108450088574" table:style-name="ce47">
            <text:p>82,7%</text:p>
          </table:table-cell>
          <table:table-cell office:value-type="float" office:value="90820" table:style-name="ce46">
            <text:p>90.820</text:p>
          </table:table-cell>
          <table:table-cell office:value-type="percentage" office:value="0.88081544773007203" table:style-name="ce47">
            <text:p>88,1%</text:p>
          </table:table-cell>
          <table:table-cell office:value-type="float" office:value="1082034" table:style-name="ce46">
            <text:p>1.082.03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300561793012436" table:style-name="ce47">
            <text:p>91,3%</text:p>
          </table:table-cell>
          <table:table-cell office:value-type="percentage" office:value="0.81393209371810105" table:style-name="ce47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071" table:style-name="ce46">
            <text:p>89.071</text:p>
          </table:table-cell>
          <table:table-cell office:value-type="percentage" office:value="1" table:style-name="ce47">
            <text:p>100,0%</text:p>
          </table:table-cell>
          <table:table-cell office:value-type="float" office:value="114522" table:style-name="ce46">
            <text:p>114.522</text:p>
          </table:table-cell>
          <table:table-cell office:value-type="percentage" office:value="1" table:style-name="ce47">
            <text:p>100,0%</text:p>
          </table:table-cell>
          <table:table-cell office:value-type="float" office:value="148586" table:style-name="ce46">
            <text:p>148.586</text:p>
          </table:table-cell>
          <table:table-cell office:value-type="percentage" office:value="0.99287680752679552" table:style-name="ce47">
            <text:p>99,3%</text:p>
          </table:table-cell>
          <table:table-cell office:value-type="float" office:value="153644" table:style-name="ce46">
            <text:p>153.644</text:p>
          </table:table-cell>
          <table:table-cell office:value-type="percentage" office:value="0.9446586123151649" table:style-name="ce47">
            <text:p>94,5%</text:p>
          </table:table-cell>
          <table:table-cell office:value-type="float" office:value="151385" table:style-name="ce46">
            <text:p>151.385</text:p>
          </table:table-cell>
          <table:table-cell office:value-type="percentage" office:value="0.90653500446126489" table:style-name="ce47">
            <text:p>90,7%</text:p>
          </table:table-cell>
          <table:table-cell office:value-type="float" office:value="91834" table:style-name="ce46">
            <text:p>91.834</text:p>
          </table:table-cell>
          <table:table-cell office:value-type="percentage" office:value="0.80238704773221725" table:style-name="ce47">
            <text:p>80,2%</text:p>
          </table:table-cell>
          <table:table-cell office:value-type="float" office:value="67461" table:style-name="ce46">
            <text:p>67.461</text:p>
          </table:table-cell>
          <table:table-cell office:value-type="percentage" office:value="0.8527385572170747" table:style-name="ce47">
            <text:p>85,3%</text:p>
          </table:table-cell>
          <table:table-cell office:value-type="float" office:value="61058" table:style-name="ce46">
            <text:p>61.058</text:p>
          </table:table-cell>
          <table:table-cell office:value-type="percentage" office:value="0.95403125" table:style-name="ce47">
            <text:p>95,4%</text:p>
          </table:table-cell>
          <table:table-cell office:value-type="float" office:value="877561" table:style-name="ce46">
            <text:p>877.56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964624644110295" table:style-name="ce47">
            <text:p>94,0%</text:p>
          </table:table-cell>
          <table:table-cell office:value-type="percentage" office:value="0.86138082262776017" table:style-name="ce47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694" table:style-name="ce46">
            <text:p>51.694</text:p>
          </table:table-cell>
          <table:table-cell office:value-type="percentage" office:value="1" table:style-name="ce47">
            <text:p>100,0%</text:p>
          </table:table-cell>
          <table:table-cell office:value-type="float" office:value="79662" table:style-name="ce46">
            <text:p>79.662</text:p>
          </table:table-cell>
          <table:table-cell office:value-type="percentage" office:value="0.98939341248944312" table:style-name="ce47">
            <text:p>98,9%</text:p>
          </table:table-cell>
          <table:table-cell office:value-type="float" office:value="111487" table:style-name="ce46">
            <text:p>111.487</text:p>
          </table:table-cell>
          <table:table-cell office:value-type="percentage" office:value="0.95100272112325235" table:style-name="ce47">
            <text:p>95,1%</text:p>
          </table:table-cell>
          <table:table-cell office:value-type="float" office:value="152378" table:style-name="ce46">
            <text:p>152.378</text:p>
          </table:table-cell>
          <table:table-cell office:value-type="percentage" office:value="0.91906367425224822" table:style-name="ce47">
            <text:p>91,9%</text:p>
          </table:table-cell>
          <table:table-cell office:value-type="float" office:value="171868" table:style-name="ce46">
            <text:p>171.868</text:p>
          </table:table-cell>
          <table:table-cell office:value-type="percentage" office:value="0.83361465184409134" table:style-name="ce47">
            <text:p>83,4%</text:p>
          </table:table-cell>
          <table:table-cell office:value-type="float" office:value="132689" table:style-name="ce46">
            <text:p>132.689</text:p>
          </table:table-cell>
          <table:table-cell office:value-type="percentage" office:value="0.72831211886687852" table:style-name="ce47">
            <text:p>72,8%</text:p>
          </table:table-cell>
          <table:table-cell office:value-type="float" office:value="102320" table:style-name="ce46">
            <text:p>102.320</text:p>
          </table:table-cell>
          <table:table-cell office:value-type="percentage" office:value="0.74176102999811511" table:style-name="ce47">
            <text:p>74,2%</text:p>
          </table:table-cell>
          <table:table-cell office:value-type="float" office:value="78802" table:style-name="ce46">
            <text:p>78.802</text:p>
          </table:table-cell>
          <table:table-cell office:value-type="percentage" office:value="0.82532467532467535" table:style-name="ce47">
            <text:p>82,5%</text:p>
          </table:table-cell>
          <table:table-cell office:value-type="float" office:value="880900" table:style-name="ce46">
            <text:p>880.900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122049500080688" table:style-name="ce47">
            <text:p>85,1%</text:p>
          </table:table-cell>
          <table:table-cell office:value-type="percentage" office:value="0.75191435568306075" table:style-name="ce47">
            <text:p>7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990" table:style-name="ce46">
            <text:p>93.990</text:p>
          </table:table-cell>
          <table:table-cell office:value-type="percentage" office:value="1" table:style-name="ce47">
            <text:p>100,0%</text:p>
          </table:table-cell>
          <table:table-cell office:value-type="float" office:value="154118" table:style-name="ce46">
            <text:p>154.118</text:p>
          </table:table-cell>
          <table:table-cell office:value-type="percentage" office:value="0.9973273970918457" table:style-name="ce47">
            <text:p>99,7%</text:p>
          </table:table-cell>
          <table:table-cell office:value-type="float" office:value="227048" table:style-name="ce46">
            <text:p>227.048</text:p>
          </table:table-cell>
          <table:table-cell office:value-type="percentage" office:value="0.96578360811937458" table:style-name="ce47">
            <text:p>96,6%</text:p>
          </table:table-cell>
          <table:table-cell office:value-type="float" office:value="322999" table:style-name="ce46">
            <text:p>322.999</text:p>
          </table:table-cell>
          <table:table-cell office:value-type="percentage" office:value="0.92150625370886019" table:style-name="ce47">
            <text:p>92,2%</text:p>
          </table:table-cell>
          <table:table-cell office:value-type="float" office:value="321395" table:style-name="ce46">
            <text:p>321.395</text:p>
          </table:table-cell>
          <table:table-cell office:value-type="percentage" office:value="0.82849991235396625" table:style-name="ce47">
            <text:p>82,8%</text:p>
          </table:table-cell>
          <table:table-cell office:value-type="float" office:value="234437" table:style-name="ce46">
            <text:p>234.437</text:p>
          </table:table-cell>
          <table:table-cell office:value-type="percentage" office:value="0.75397672818025685" table:style-name="ce47">
            <text:p>75,4%</text:p>
          </table:table-cell>
          <table:table-cell office:value-type="float" office:value="193928" table:style-name="ce46">
            <text:p>193.928</text:p>
          </table:table-cell>
          <table:table-cell office:value-type="percentage" office:value="0.77032588143699254" table:style-name="ce47">
            <text:p>77,0%</text:p>
          </table:table-cell>
          <table:table-cell office:value-type="float" office:value="159484" table:style-name="ce46">
            <text:p>159.484</text:p>
          </table:table-cell>
          <table:table-cell office:value-type="percentage" office:value="0.88702258658375832" table:style-name="ce47">
            <text:p>88,7%</text:p>
          </table:table-cell>
          <table:table-cell office:value-type="float" office:value="1707399" table:style-name="ce46">
            <text:p>1.707.39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077807029264975" table:style-name="ce47">
            <text:p>87,1%</text:p>
          </table:table-cell>
          <table:table-cell office:value-type="percentage" office:value="0.7846675845790716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98" table:style-name="ce46">
            <text:p>42.498</text:p>
          </table:table-cell>
          <table:table-cell office:value-type="percentage" office:value="1" table:style-name="ce47">
            <text:p>100,0%</text:p>
          </table:table-cell>
          <table:table-cell office:value-type="float" office:value="56108" table:style-name="ce46">
            <text:p>56.108</text:p>
          </table:table-cell>
          <table:table-cell office:value-type="percentage" office:value="1" table:style-name="ce47">
            <text:p>100,0%</text:p>
          </table:table-cell>
          <table:table-cell office:value-type="float" office:value="77011" table:style-name="ce46">
            <text:p>77.011</text:p>
          </table:table-cell>
          <table:table-cell office:value-type="percentage" office:value="0.99568168595255024" table:style-name="ce47">
            <text:p>99,6%</text:p>
          </table:table-cell>
          <table:table-cell office:value-type="float" office:value="84830" table:style-name="ce46">
            <text:p>84.830</text:p>
          </table:table-cell>
          <table:table-cell office:value-type="percentage" office:value="0.94293272864701438" table:style-name="ce47">
            <text:p>94,3%</text:p>
          </table:table-cell>
          <table:table-cell office:value-type="float" office:value="88877" table:style-name="ce46">
            <text:p>88.877</text:p>
          </table:table-cell>
          <table:table-cell office:value-type="percentage" office:value="0.90905092616268957" table:style-name="ce47">
            <text:p>90,9%</text:p>
          </table:table-cell>
          <table:table-cell office:value-type="float" office:value="55965" table:style-name="ce46">
            <text:p>55.965</text:p>
          </table:table-cell>
          <table:table-cell office:value-type="percentage" office:value="0.79413392363032653" table:style-name="ce47">
            <text:p>79,4%</text:p>
          </table:table-cell>
          <table:table-cell office:value-type="float" office:value="42536" table:style-name="ce46">
            <text:p>42.536</text:p>
          </table:table-cell>
          <table:table-cell office:value-type="percentage" office:value="0.84221364221364226" table:style-name="ce47">
            <text:p>84,2%</text:p>
          </table:table-cell>
          <table:table-cell office:value-type="float" office:value="41140" table:style-name="ce46">
            <text:p>41.140</text:p>
          </table:table-cell>
          <table:table-cell office:value-type="percentage" office:value="0.93578691172122008" table:style-name="ce47">
            <text:p>93,6%</text:p>
          </table:table-cell>
          <table:table-cell office:value-type="float" office:value="488965" table:style-name="ce46">
            <text:p>488.96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291320615041773" table:style-name="ce47">
            <text:p>93,3%</text:p>
          </table:table-cell>
          <table:table-cell office:value-type="percentage" office:value="0.83884166373594327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843" table:style-name="ce46">
            <text:p>229.843</text:p>
          </table:table-cell>
          <table:table-cell office:value-type="percentage" office:value="1" table:style-name="ce47">
            <text:p>100,0%</text:p>
          </table:table-cell>
          <table:table-cell office:value-type="float" office:value="252081" table:style-name="ce46">
            <text:p>252.081</text:p>
          </table:table-cell>
          <table:table-cell office:value-type="percentage" office:value="1" table:style-name="ce47">
            <text:p>100,0%</text:p>
          </table:table-cell>
          <table:table-cell office:value-type="float" office:value="323769" table:style-name="ce46">
            <text:p>323.769</text:p>
          </table:table-cell>
          <table:table-cell office:value-type="percentage" office:value="1" table:style-name="ce47">
            <text:p>100,0%</text:p>
          </table:table-cell>
          <table:table-cell office:value-type="float" office:value="355195" table:style-name="ce46">
            <text:p>355.195</text:p>
          </table:table-cell>
          <table:table-cell office:value-type="percentage" office:value="0.93184232963861746" table:style-name="ce47">
            <text:p>93,2%</text:p>
          </table:table-cell>
          <table:table-cell office:value-type="float" office:value="323580" table:style-name="ce46">
            <text:p>323.580</text:p>
          </table:table-cell>
          <table:table-cell office:value-type="percentage" office:value="0.89065661083662484" table:style-name="ce47">
            <text:p>89,1%</text:p>
          </table:table-cell>
          <table:table-cell office:value-type="float" office:value="216309" table:style-name="ce46">
            <text:p>216.309</text:p>
          </table:table-cell>
          <table:table-cell office:value-type="percentage" office:value="0.80777719272694681" table:style-name="ce47">
            <text:p>80,8%</text:p>
          </table:table-cell>
          <table:table-cell office:value-type="float" office:value="177794" table:style-name="ce46">
            <text:p>177.794</text:p>
          </table:table-cell>
          <table:table-cell office:value-type="percentage" office:value="0.84260163218107542" table:style-name="ce47">
            <text:p>84,3%</text:p>
          </table:table-cell>
          <table:table-cell office:value-type="float" office:value="149469" table:style-name="ce46">
            <text:p>149.469</text:p>
          </table:table-cell>
          <table:table-cell office:value-type="percentage" office:value="0.90399898392422973" table:style-name="ce47">
            <text:p>90,4%</text:p>
          </table:table-cell>
          <table:table-cell office:value-type="float" office:value="2028040" table:style-name="ce46">
            <text:p>2.028.04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189532650845286" table:style-name="ce47">
            <text:p>93,2%</text:p>
          </table:table-cell>
          <table:table-cell office:value-type="percentage" office:value="0.8468097863893461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17" table:style-name="ce46">
            <text:p>139.217</text:p>
          </table:table-cell>
          <table:table-cell office:value-type="percentage" office:value="1" table:style-name="ce47">
            <text:p>100,0%</text:p>
          </table:table-cell>
          <table:table-cell office:value-type="float" office:value="159604" table:style-name="ce46">
            <text:p>159.604</text:p>
          </table:table-cell>
          <table:table-cell office:value-type="percentage" office:value="1" table:style-name="ce47">
            <text:p>100,0%</text:p>
          </table:table-cell>
          <table:table-cell office:value-type="float" office:value="224959" table:style-name="ce46">
            <text:p>224.959</text:p>
          </table:table-cell>
          <table:table-cell office:value-type="percentage" office:value="1" table:style-name="ce47">
            <text:p>100,0%</text:p>
          </table:table-cell>
          <table:table-cell office:value-type="float" office:value="288378" table:style-name="ce46">
            <text:p>288.378</text:p>
          </table:table-cell>
          <table:table-cell office:value-type="percentage" office:value="0.93788173462816848" table:style-name="ce47">
            <text:p>93,8%</text:p>
          </table:table-cell>
          <table:table-cell office:value-type="float" office:value="289908" table:style-name="ce46">
            <text:p>289.908</text:p>
          </table:table-cell>
          <table:table-cell office:value-type="percentage" office:value="0.87690143827225842" table:style-name="ce47">
            <text:p>87,7%</text:p>
          </table:table-cell>
          <table:table-cell office:value-type="float" office:value="209437" table:style-name="ce46">
            <text:p>209.437</text:p>
          </table:table-cell>
          <table:table-cell office:value-type="percentage" office:value="0.78765029089774019" table:style-name="ce47">
            <text:p>78,8%</text:p>
          </table:table-cell>
          <table:table-cell office:value-type="float" office:value="177432" table:style-name="ce46">
            <text:p>177.432</text:p>
          </table:table-cell>
          <table:table-cell office:value-type="percentage" office:value="0.81357610883630083" table:style-name="ce47">
            <text:p>81,4%</text:p>
          </table:table-cell>
          <table:table-cell office:value-type="float" office:value="154360" table:style-name="ce46">
            <text:p>154.360</text:p>
          </table:table-cell>
          <table:table-cell office:value-type="percentage" office:value="0.88726921573586559" table:style-name="ce47">
            <text:p>88,7%</text:p>
          </table:table-cell>
          <table:table-cell office:value-type="float" office:value="1643295" table:style-name="ce46">
            <text:p>1.643.29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850814690974713" table:style-name="ce47">
            <text:p>90,9%</text:p>
          </table:table-cell>
          <table:table-cell office:value-type="percentage" office:value="0.80348040627394302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124" table:style-name="ce46">
            <text:p>460.124</text:p>
          </table:table-cell>
          <table:table-cell office:value-type="percentage" office:value="1" table:style-name="ce47">
            <text:p>100,0%</text:p>
          </table:table-cell>
          <table:table-cell office:value-type="float" office:value="620619" table:style-name="ce46">
            <text:p>620.619</text:p>
          </table:table-cell>
          <table:table-cell office:value-type="percentage" office:value="0.97690353412289155" table:style-name="ce47">
            <text:p>97,7%</text:p>
          </table:table-cell>
          <table:table-cell office:value-type="float" office:value="806292" table:style-name="ce46">
            <text:p>806.292</text:p>
          </table:table-cell>
          <table:table-cell office:value-type="percentage" office:value="0.9626401650461327" table:style-name="ce47">
            <text:p>96,3%</text:p>
          </table:table-cell>
          <table:table-cell office:value-type="float" office:value="1038222" table:style-name="ce46">
            <text:p>1.038.222</text:p>
          </table:table-cell>
          <table:table-cell office:value-type="percentage" office:value="0.95094432944366081" table:style-name="ce47">
            <text:p>95,1%</text:p>
          </table:table-cell>
          <table:table-cell office:value-type="float" office:value="1154146" table:style-name="ce46">
            <text:p>1.154.146</text:p>
          </table:table-cell>
          <table:table-cell office:value-type="percentage" office:value="0.87650777859206919" table:style-name="ce47">
            <text:p>87,7%</text:p>
          </table:table-cell>
          <table:table-cell office:value-type="float" office:value="815603" table:style-name="ce46">
            <text:p>815.603</text:p>
          </table:table-cell>
          <table:table-cell office:value-type="percentage" office:value="0.7807413377852146" table:style-name="ce47">
            <text:p>78,1%</text:p>
          </table:table-cell>
          <table:table-cell office:value-type="float" office:value="680629" table:style-name="ce46">
            <text:p>680.629</text:p>
          </table:table-cell>
          <table:table-cell office:value-type="percentage" office:value="0.81130123311102764" table:style-name="ce47">
            <text:p>81,1%</text:p>
          </table:table-cell>
          <table:table-cell office:value-type="float" office:value="565100" table:style-name="ce46">
            <text:p>565.100</text:p>
          </table:table-cell>
          <table:table-cell office:value-type="percentage" office:value="0.86121499742443219" table:style-name="ce47">
            <text:p>86,1%</text:p>
          </table:table-cell>
          <table:table-cell office:value-type="float" office:value="6140735" table:style-name="ce46">
            <text:p>6.140.73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406131885923279" table:style-name="ce47">
            <text:p>89,4%</text:p>
          </table:table-cell>
          <table:table-cell office:value-type="percentage" office:value="0.7892489652629356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69" table:style-name="ce46">
            <text:p>297.369</text:p>
          </table:table-cell>
          <table:table-cell office:value-type="percentage" office:value="1" table:style-name="ce47">
            <text:p>100,0%</text:p>
          </table:table-cell>
          <table:table-cell office:value-type="float" office:value="435356" table:style-name="ce46">
            <text:p>435.356</text:p>
          </table:table-cell>
          <table:table-cell office:value-type="percentage" office:value="0.99427673559249263" table:style-name="ce47">
            <text:p>99,4%</text:p>
          </table:table-cell>
          <table:table-cell office:value-type="float" office:value="572580" table:style-name="ce46">
            <text:p>572.580</text:p>
          </table:table-cell>
          <table:table-cell office:value-type="percentage" office:value="0.98596933504153406" table:style-name="ce47">
            <text:p>98,6%</text:p>
          </table:table-cell>
          <table:table-cell office:value-type="float" office:value="718748" table:style-name="ce46">
            <text:p>718.748</text:p>
          </table:table-cell>
          <table:table-cell office:value-type="percentage" office:value="0.95535759383465324" table:style-name="ce47">
            <text:p>95,5%</text:p>
          </table:table-cell>
          <table:table-cell office:value-type="float" office:value="760621" table:style-name="ce46">
            <text:p>760.621</text:p>
          </table:table-cell>
          <table:table-cell office:value-type="percentage" office:value="0.89317956570548196" table:style-name="ce47">
            <text:p>89,3%</text:p>
          </table:table-cell>
          <table:table-cell office:value-type="float" office:value="522186" table:style-name="ce46">
            <text:p>522.186</text:p>
          </table:table-cell>
          <table:table-cell office:value-type="percentage" office:value="0.80489981641873176" table:style-name="ce47">
            <text:p>80,5%</text:p>
          </table:table-cell>
          <table:table-cell office:value-type="float" office:value="438438" table:style-name="ce46">
            <text:p>438.438</text:p>
          </table:table-cell>
          <table:table-cell office:value-type="percentage" office:value="0.84947861568686711" table:style-name="ce47">
            <text:p>84,9%</text:p>
          </table:table-cell>
          <table:table-cell office:value-type="float" office:value="382638" table:style-name="ce46">
            <text:p>382.638</text:p>
          </table:table-cell>
          <table:table-cell office:value-type="percentage" office:value="0.90131933828153887" table:style-name="ce47">
            <text:p>90,1%</text:p>
          </table:table-cell>
          <table:table-cell office:value-type="float" office:value="4127936" table:style-name="ce46">
            <text:p>4.127.936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967777805255657" table:style-name="ce47">
            <text:p>92,0%</text:p>
          </table:table-cell>
          <table:table-cell office:value-type="percentage" office:value="0.81622461394330192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45" table:style-name="ce46">
            <text:p>78.345</text:p>
          </table:table-cell>
          <table:table-cell office:value-type="percentage" office:value="1" table:style-name="ce47">
            <text:p>100,0%</text:p>
          </table:table-cell>
          <table:table-cell office:value-type="float" office:value="96055" table:style-name="ce46">
            <text:p>96.055</text:p>
          </table:table-cell>
          <table:table-cell office:value-type="percentage" office:value="1" table:style-name="ce47">
            <text:p>100,0%</text:p>
          </table:table-cell>
          <table:table-cell office:value-type="float" office:value="133177" table:style-name="ce46">
            <text:p>133.177</text:p>
          </table:table-cell>
          <table:table-cell office:value-type="percentage" office:value="1" table:style-name="ce47">
            <text:p>100,0%</text:p>
          </table:table-cell>
          <table:table-cell office:value-type="float" office:value="161908" table:style-name="ce46">
            <text:p>161.908</text:p>
          </table:table-cell>
          <table:table-cell office:value-type="percentage" office:value="0.95681259455370649" table:style-name="ce47">
            <text:p>95,7%</text:p>
          </table:table-cell>
          <table:table-cell office:value-type="float" office:value="146811" table:style-name="ce46">
            <text:p>146.811</text:p>
          </table:table-cell>
          <table:table-cell office:value-type="percentage" office:value="0.92047976726397229" table:style-name="ce47">
            <text:p>92,0%</text:p>
          </table:table-cell>
          <table:table-cell office:value-type="float" office:value="113980" table:style-name="ce46">
            <text:p>113.980</text:p>
          </table:table-cell>
          <table:table-cell office:value-type="percentage" office:value="0.85391709557308637" table:style-name="ce47">
            <text:p>85,4%</text:p>
          </table:table-cell>
          <table:table-cell office:value-type="float" office:value="94602" table:style-name="ce46">
            <text:p>94.602</text:p>
          </table:table-cell>
          <table:table-cell office:value-type="percentage" office:value="0.83482174373455698" table:style-name="ce47">
            <text:p>83,5%</text:p>
          </table:table-cell>
          <table:table-cell office:value-type="float" office:value="79033" table:style-name="ce46">
            <text:p>79.033</text:p>
          </table:table-cell>
          <table:table-cell office:value-type="percentage" office:value="0.93254277286135689" table:style-name="ce47">
            <text:p>93,3%</text:p>
          </table:table-cell>
          <table:table-cell office:value-type="float" office:value="903911" table:style-name="ce46">
            <text:p>903.911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805529888183493" table:style-name="ce47">
            <text:p>94,8%</text:p>
          </table:table-cell>
          <table:table-cell office:value-type="percentage" office:value="0.84955079338375372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682" table:style-name="ce46">
            <text:p>242.682</text:p>
          </table:table-cell>
          <table:table-cell office:value-type="percentage" office:value="1" table:style-name="ce47">
            <text:p>100,0%</text:p>
          </table:table-cell>
          <table:table-cell office:value-type="float" office:value="291898" table:style-name="ce46">
            <text:p>291.898</text:p>
          </table:table-cell>
          <table:table-cell office:value-type="percentage" office:value="1" table:style-name="ce47">
            <text:p>100,0%</text:p>
          </table:table-cell>
          <table:table-cell office:value-type="float" office:value="347180" table:style-name="ce46">
            <text:p>347.180</text:p>
          </table:table-cell>
          <table:table-cell office:value-type="percentage" office:value="1" table:style-name="ce47">
            <text:p>100,0%</text:p>
          </table:table-cell>
          <table:table-cell office:value-type="float" office:value="392377" table:style-name="ce46">
            <text:p>392.377</text:p>
          </table:table-cell>
          <table:table-cell office:value-type="percentage" office:value="0.96671011039964128" table:style-name="ce47">
            <text:p>96,7%</text:p>
          </table:table-cell>
          <table:table-cell office:value-type="float" office:value="410304" table:style-name="ce46">
            <text:p>410.304</text:p>
          </table:table-cell>
          <table:table-cell office:value-type="percentage" office:value="0.92573230961529351" table:style-name="ce47">
            <text:p>92,6%</text:p>
          </table:table-cell>
          <table:table-cell office:value-type="float" office:value="266343" table:style-name="ce46">
            <text:p>266.343</text:p>
          </table:table-cell>
          <table:table-cell office:value-type="percentage" office:value="0.82355105625092762" table:style-name="ce47">
            <text:p>82,4%</text:p>
          </table:table-cell>
          <table:table-cell office:value-type="float" office:value="201722" table:style-name="ce46">
            <text:p>201.722</text:p>
          </table:table-cell>
          <table:table-cell office:value-type="percentage" office:value="0.87332724336633749" table:style-name="ce47">
            <text:p>87,3%</text:p>
          </table:table-cell>
          <table:table-cell office:value-type="float" office:value="172205" table:style-name="ce46">
            <text:p>172.205</text:p>
          </table:table-cell>
          <table:table-cell office:value-type="percentage" office:value="0.95665724110729022" table:style-name="ce47">
            <text:p>95,7%</text:p>
          </table:table-cell>
          <table:table-cell office:value-type="float" office:value="2324711" table:style-name="ce46">
            <text:p>2.324.711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71231783945957" table:style-name="ce47">
            <text:p>94,7%</text:p>
          </table:table-cell>
          <table:table-cell office:value-type="percentage" office:value="0.86042440296703815" table:style-name="ce47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16" table:style-name="ce46">
            <text:p>23.416</text:p>
          </table:table-cell>
          <table:table-cell office:value-type="percentage" office:value="1" table:style-name="ce47">
            <text:p>100,0%</text:p>
          </table:table-cell>
          <table:table-cell office:value-type="float" office:value="28720" table:style-name="ce46">
            <text:p>28.720</text:p>
          </table:table-cell>
          <table:table-cell office:value-type="percentage" office:value="1" table:style-name="ce47">
            <text:p>100,0%</text:p>
          </table:table-cell>
          <table:table-cell office:value-type="float" office:value="38234" table:style-name="ce46">
            <text:p>38.234</text:p>
          </table:table-cell>
          <table:table-cell office:value-type="percentage" office:value="1" table:style-name="ce47">
            <text:p>100,0%</text:p>
          </table:table-cell>
          <table:table-cell office:value-type="float" office:value="45647" table:style-name="ce46">
            <text:p>45.647</text:p>
          </table:table-cell>
          <table:table-cell office:value-type="percentage" office:value="0.95768294729775094" table:style-name="ce47">
            <text:p>95,8%</text:p>
          </table:table-cell>
          <table:table-cell office:value-type="float" office:value="48000" table:style-name="ce46">
            <text:p>48.000</text:p>
          </table:table-cell>
          <table:table-cell office:value-type="percentage" office:value="0.90656694430279339" table:style-name="ce47">
            <text:p>90,7%</text:p>
          </table:table-cell>
          <table:table-cell office:value-type="float" office:value="31934" table:style-name="ce46">
            <text:p>31.934</text:p>
          </table:table-cell>
          <table:table-cell office:value-type="percentage" office:value="0.81217731885348055" table:style-name="ce47">
            <text:p>81,2%</text:p>
          </table:table-cell>
          <table:table-cell office:value-type="float" office:value="25008" table:style-name="ce46">
            <text:p>25.008</text:p>
          </table:table-cell>
          <table:table-cell office:value-type="percentage" office:value="0.82106507321557554" table:style-name="ce47">
            <text:p>82,1%</text:p>
          </table:table-cell>
          <table:table-cell office:value-type="float" office:value="22892" table:style-name="ce46">
            <text:p>22.892</text:p>
          </table:table-cell>
          <table:table-cell office:value-type="percentage" office:value="0.89660034466551775" table:style-name="ce47">
            <text:p>89,7%</text:p>
          </table:table-cell>
          <table:table-cell office:value-type="float" office:value="263851" table:style-name="ce46">
            <text:p>263.85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915096665140684" table:style-name="ce47">
            <text:p>92,9%</text:p>
          </table:table-cell>
          <table:table-cell office:value-type="percentage" office:value="0.8247560281825741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897" table:style-name="ce46">
            <text:p>374.897</text:p>
          </table:table-cell>
          <table:table-cell office:value-type="percentage" office:value="1" table:style-name="ce47">
            <text:p>100,0%</text:p>
          </table:table-cell>
          <table:table-cell office:value-type="float" office:value="512495" table:style-name="ce46">
            <text:p>512.495</text:p>
          </table:table-cell>
          <table:table-cell office:value-type="percentage" office:value="0.97417507950296622" table:style-name="ce47">
            <text:p>97,4%</text:p>
          </table:table-cell>
          <table:table-cell office:value-type="float" office:value="692220" table:style-name="ce46">
            <text:p>692.220</text:p>
          </table:table-cell>
          <table:table-cell office:value-type="percentage" office:value="0.98421351214164754" table:style-name="ce47">
            <text:p>98,4%</text:p>
          </table:table-cell>
          <table:table-cell office:value-type="float" office:value="947405" table:style-name="ce46">
            <text:p>947.405</text:p>
          </table:table-cell>
          <table:table-cell office:value-type="percentage" office:value="0.97391196186610995" table:style-name="ce47">
            <text:p>97,4%</text:p>
          </table:table-cell>
          <table:table-cell office:value-type="float" office:value="1045330" table:style-name="ce46">
            <text:p>1.045.330</text:p>
          </table:table-cell>
          <table:table-cell office:value-type="percentage" office:value="0.89653173192129132" table:style-name="ce47">
            <text:p>89,7%</text:p>
          </table:table-cell>
          <table:table-cell office:value-type="float" office:value="767634" table:style-name="ce46">
            <text:p>767.634</text:p>
          </table:table-cell>
          <table:table-cell office:value-type="percentage" office:value="0.80834210858851774" table:style-name="ce47">
            <text:p>80,8%</text:p>
          </table:table-cell>
          <table:table-cell office:value-type="float" office:value="620997" table:style-name="ce46">
            <text:p>620.997</text:p>
          </table:table-cell>
          <table:table-cell office:value-type="percentage" office:value="0.83638775716354086" table:style-name="ce47">
            <text:p>83,6%</text:p>
          </table:table-cell>
          <table:table-cell office:value-type="float" office:value="469763" table:style-name="ce46">
            <text:p>469.763</text:p>
          </table:table-cell>
          <table:table-cell office:value-type="percentage" office:value="0.84864924432111744" table:style-name="ce47">
            <text:p>84,9%</text:p>
          </table:table-cell>
          <table:table-cell office:value-type="float" office:value="5430741" table:style-name="ce46">
            <text:p>5.430.74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846407381007865" table:style-name="ce47">
            <text:p>90,8%</text:p>
          </table:table-cell>
          <table:table-cell office:value-type="percentage" office:value="0.80100747976957731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153" table:style-name="ce46">
            <text:p>74.153</text:p>
          </table:table-cell>
          <table:table-cell office:value-type="percentage" office:value="1" table:style-name="ce47">
            <text:p>100,0%</text:p>
          </table:table-cell>
          <table:table-cell office:value-type="float" office:value="103760" table:style-name="ce46">
            <text:p>103.760</text:p>
          </table:table-cell>
          <table:table-cell office:value-type="percentage" office:value="1" table:style-name="ce47">
            <text:p>100,0%</text:p>
          </table:table-cell>
          <table:table-cell office:value-type="float" office:value="149355" table:style-name="ce46">
            <text:p>149.355</text:p>
          </table:table-cell>
          <table:table-cell office:value-type="percentage" office:value="1" table:style-name="ce47">
            <text:p>100,0%</text:p>
          </table:table-cell>
          <table:table-cell office:value-type="float" office:value="208978" table:style-name="ce46">
            <text:p>208.978</text:p>
          </table:table-cell>
          <table:table-cell office:value-type="percentage" office:value="0.97993960310612593" table:style-name="ce47">
            <text:p>98,0%</text:p>
          </table:table-cell>
          <table:table-cell office:value-type="float" office:value="234693" table:style-name="ce46">
            <text:p>234.693</text:p>
          </table:table-cell>
          <table:table-cell office:value-type="percentage" office:value="0.92341741521972642" table:style-name="ce47">
            <text:p>92,3%</text:p>
          </table:table-cell>
          <table:table-cell office:value-type="float" office:value="171903" table:style-name="ce46">
            <text:p>171.903</text:p>
          </table:table-cell>
          <table:table-cell office:value-type="percentage" office:value="0.82249058625952742" table:style-name="ce47">
            <text:p>82,2%</text:p>
          </table:table-cell>
          <table:table-cell office:value-type="float" office:value="146655" table:style-name="ce46">
            <text:p>146.655</text:p>
          </table:table-cell>
          <table:table-cell office:value-type="percentage" office:value="0.8514177232827087" table:style-name="ce47">
            <text:p>85,1%</text:p>
          </table:table-cell>
          <table:table-cell office:value-type="float" office:value="125022" table:style-name="ce46">
            <text:p>125.022</text:p>
          </table:table-cell>
          <table:table-cell office:value-type="percentage" office:value="0.8810943380269779" table:style-name="ce47">
            <text:p>88,1%</text:p>
          </table:table-cell>
          <table:table-cell office:value-type="float" office:value="1214519" table:style-name="ce46">
            <text:p>1.214.51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2701679290028449" table:style-name="ce47">
            <text:p>92,7%</text:p>
          </table:table-cell>
          <table:table-cell office:value-type="percentage" office:value="0.80365141197590606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58" table:style-name="ce46">
            <text:p>42.558</text:p>
          </table:table-cell>
          <table:table-cell office:value-type="percentage" office:value="1" table:style-name="ce47">
            <text:p>100,0%</text:p>
          </table:table-cell>
          <table:table-cell office:value-type="float" office:value="55962" table:style-name="ce46">
            <text:p>55.962</text:p>
          </table:table-cell>
          <table:table-cell office:value-type="percentage" office:value="1" table:style-name="ce47">
            <text:p>100,0%</text:p>
          </table:table-cell>
          <table:table-cell office:value-type="float" office:value="72533" table:style-name="ce46">
            <text:p>72.533</text:p>
          </table:table-cell>
          <table:table-cell office:value-type="percentage" office:value="0.98224635718541786" table:style-name="ce47">
            <text:p>98,2%</text:p>
          </table:table-cell>
          <table:table-cell office:value-type="float" office:value="92336" table:style-name="ce46">
            <text:p>92.336</text:p>
          </table:table-cell>
          <table:table-cell office:value-type="percentage" office:value="0.95492998531449724" table:style-name="ce47">
            <text:p>95,5%</text:p>
          </table:table-cell>
          <table:table-cell office:value-type="float" office:value="96197" table:style-name="ce46">
            <text:p>96.197</text:p>
          </table:table-cell>
          <table:table-cell office:value-type="percentage" office:value="0.89069646858391516" table:style-name="ce47">
            <text:p>89,1%</text:p>
          </table:table-cell>
          <table:table-cell office:value-type="float" office:value="65400" table:style-name="ce46">
            <text:p>65.400</text:p>
          </table:table-cell>
          <table:table-cell office:value-type="percentage" office:value="0.80402257164283697" table:style-name="ce47">
            <text:p>80,4%</text:p>
          </table:table-cell>
          <table:table-cell office:value-type="float" office:value="59147" table:style-name="ce46">
            <text:p>59.147</text:p>
          </table:table-cell>
          <table:table-cell office:value-type="percentage" office:value="0.86818735596753127" table:style-name="ce47">
            <text:p>86,8%</text:p>
          </table:table-cell>
          <table:table-cell office:value-type="float" office:value="50936" table:style-name="ce46">
            <text:p>50.936</text:p>
          </table:table-cell>
          <table:table-cell office:value-type="percentage" office:value="0.90331276158047813" table:style-name="ce47">
            <text:p>90,3%</text:p>
          </table:table-cell>
          <table:table-cell office:value-type="float" office:value="535069" table:style-name="ce46">
            <text:p>535.06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03841377198746" table:style-name="ce47">
            <text:p>92,0%</text:p>
          </table:table-cell>
          <table:table-cell office:value-type="percentage" office:value="0.80924293364912425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441" table:style-name="ce46">
            <text:p>164.441</text:p>
          </table:table-cell>
          <table:table-cell office:value-type="percentage" office:value="1" table:style-name="ce47">
            <text:p>100,0%</text:p>
          </table:table-cell>
          <table:table-cell office:value-type="float" office:value="214064" table:style-name="ce46">
            <text:p>214.064</text:p>
          </table:table-cell>
          <table:table-cell office:value-type="percentage" office:value="1" table:style-name="ce47">
            <text:p>100,0%</text:p>
          </table:table-cell>
          <table:table-cell office:value-type="float" office:value="279411" table:style-name="ce46">
            <text:p>279.411</text:p>
          </table:table-cell>
          <table:table-cell office:value-type="percentage" office:value="0.99747250275775656" table:style-name="ce47">
            <text:p>99,7%</text:p>
          </table:table-cell>
          <table:table-cell office:value-type="float" office:value="325567" table:style-name="ce46">
            <text:p>325.567</text:p>
          </table:table-cell>
          <table:table-cell office:value-type="percentage" office:value="0.95761477982334098" table:style-name="ce47">
            <text:p>95,8%</text:p>
          </table:table-cell>
          <table:table-cell office:value-type="float" office:value="323595" table:style-name="ce46">
            <text:p>323.595</text:p>
          </table:table-cell>
          <table:table-cell office:value-type="percentage" office:value="0.89358053532818049" table:style-name="ce47">
            <text:p>89,4%</text:p>
          </table:table-cell>
          <table:table-cell office:value-type="float" office:value="207647" table:style-name="ce46">
            <text:p>207.647</text:p>
          </table:table-cell>
          <table:table-cell office:value-type="percentage" office:value="0.79697785010535693" table:style-name="ce47">
            <text:p>79,7%</text:p>
          </table:table-cell>
          <table:table-cell office:value-type="float" office:value="170096" table:style-name="ce46">
            <text:p>170.096</text:p>
          </table:table-cell>
          <table:table-cell office:value-type="percentage" office:value="0.84400647037224485" table:style-name="ce47">
            <text:p>84,4%</text:p>
          </table:table-cell>
          <table:table-cell office:value-type="float" office:value="152594" table:style-name="ce46">
            <text:p>152.594</text:p>
          </table:table-cell>
          <table:table-cell office:value-type="percentage" office:value="0.90503303559778414" table:style-name="ce47">
            <text:p>90,5%</text:p>
          </table:table-cell>
          <table:table-cell office:value-type="float" office:value="1837415" table:style-name="ce46">
            <text:p>1.837.41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2614303939175668" table:style-name="ce47">
            <text:p>92,6%</text:p>
          </table:table-cell>
          <table:table-cell office:value-type="percentage" office:value="0.82747655487222715" table:style-name="ce47">
            <text:p>82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2" table:style-name="ce46">
            <text:p>2.412</text:p>
          </table:table-cell>
          <table:table-cell office:value-type="percentage" office:value="0.92591170825335889" table:style-name="ce47">
            <text:p>92,6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697" table:style-name="ce46">
            <text:p>7.697</text:p>
          </table:table-cell>
          <table:table-cell office:value-type="percentage" office:value="0.97963599338169782" table:style-name="ce47">
            <text:p>98,0%</text:p>
          </table:table-cell>
          <table:table-cell office:value-type="float" office:value="10661" table:style-name="ce46">
            <text:p>10.661</text:p>
          </table:table-cell>
          <table:table-cell office:value-type="percentage" office:value="0.92255105572862584" table:style-name="ce47">
            <text:p>92,3%</text:p>
          </table:table-cell>
          <table:table-cell office:value-type="float" office:value="11262" table:style-name="ce46">
            <text:p>11.262</text:p>
          </table:table-cell>
          <table:table-cell office:value-type="percentage" office:value="0.89084005695301371" table:style-name="ce47">
            <text:p>89,1%</text:p>
          </table:table-cell>
          <table:table-cell office:value-type="float" office:value="9434" table:style-name="ce46">
            <text:p>9.434</text:p>
          </table:table-cell>
          <table:table-cell office:value-type="percentage" office:value="0.79317302841768955" table:style-name="ce47">
            <text:p>79,3%</text:p>
          </table:table-cell>
          <table:table-cell office:value-type="float" office:value="9482" table:style-name="ce46">
            <text:p>9.482</text:p>
          </table:table-cell>
          <table:table-cell office:value-type="percentage" office:value="0.86459378134403209" table:style-name="ce47">
            <text:p>86,5%</text:p>
          </table:table-cell>
          <table:table-cell office:value-type="float" office:value="8898" table:style-name="ce46">
            <text:p>8.898</text:p>
          </table:table-cell>
          <table:table-cell office:value-type="percentage" office:value="0.97501643655489811" table:style-name="ce47">
            <text:p>97,5%</text:p>
          </table:table-cell>
          <table:table-cell office:value-type="float" office:value="63758" table:style-name="ce46">
            <text:p>63.75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844289438455571" table:style-name="ce47">
            <text:p>89,8%</text:p>
          </table:table-cell>
          <table:table-cell office:value-type="percentage" office:value="0.75720291679532548" table:style-name="ce47">
            <text:p>75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5" table:style-name="ce46">
            <text:p>2.095</text:p>
          </table:table-cell>
          <table:table-cell office:value-type="percentage" office:value="0.89186888037462753" table:style-name="ce47">
            <text:p>89,2%</text:p>
          </table:table-cell>
          <table:table-cell office:value-type="float" office:value="3423" table:style-name="ce46">
            <text:p>3.423</text:p>
          </table:table-cell>
          <table:table-cell office:value-type="percentage" office:value="0.91328708644610457" table:style-name="ce47">
            <text:p>91,3%</text:p>
          </table:table-cell>
          <table:table-cell office:value-type="float" office:value="7489" table:style-name="ce46">
            <text:p>7.489</text:p>
          </table:table-cell>
          <table:table-cell office:value-type="percentage" office:value="0.95681614922703462" table:style-name="ce47">
            <text:p>95,7%</text:p>
          </table:table-cell>
          <table:table-cell office:value-type="float" office:value="10121" table:style-name="ce46">
            <text:p>10.121</text:p>
          </table:table-cell>
          <table:table-cell office:value-type="percentage" office:value="0.89574298610496506" table:style-name="ce47">
            <text:p>89,6%</text:p>
          </table:table-cell>
          <table:table-cell office:value-type="float" office:value="10599" table:style-name="ce46">
            <text:p>10.599</text:p>
          </table:table-cell>
          <table:table-cell office:value-type="percentage" office:value="0.88310281619730047" table:style-name="ce47">
            <text:p>88,3%</text:p>
          </table:table-cell>
          <table:table-cell office:value-type="float" office:value="9176" table:style-name="ce46">
            <text:p>9.176</text:p>
          </table:table-cell>
          <table:table-cell office:value-type="percentage" office:value="0.75628451331080526" table:style-name="ce47">
            <text:p>75,6%</text:p>
          </table:table-cell>
          <table:table-cell office:value-type="float" office:value="9465" table:style-name="ce46">
            <text:p>9.465</text:p>
          </table:table-cell>
          <table:table-cell office:value-type="percentage" office:value="0.7890787828261776" table:style-name="ce47">
            <text:p>78,9%</text:p>
          </table:table-cell>
          <table:table-cell office:value-type="float" office:value="8539" table:style-name="ce46">
            <text:p>8.539</text:p>
          </table:table-cell>
          <table:table-cell office:value-type="percentage" office:value="0.89189471485272609" table:style-name="ce47">
            <text:p>89,2%</text:p>
          </table:table-cell>
          <table:table-cell office:value-type="float" office:value="60907" table:style-name="ce46">
            <text:p>60.907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5872798793125327" table:style-name="ce47">
            <text:p>85,9%</text:p>
          </table:table-cell>
          <table:table-cell office:value-type="percentage" office:value="0.69946942900454778" table:style-name="ce47">
            <text:p>69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7" table:style-name="ce46">
            <text:p>3.677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7" table:style-name="ce46">
            <text:p>22.797</text:p>
          </table:table-cell>
          <table:table-cell office:value-type="string" table:style-name="ce47">
            <text:p>-</text:p>
          </table:table-cell>
          <table:table-cell office:value-type="float" office:value="32851" table:style-name="ce46">
            <text:p>32.851</text:p>
          </table:table-cell>
          <table:table-cell office:value-type="string" table:style-name="ce47">
            <text:p>-</text:p>
          </table:table-cell>
          <table:table-cell office:value-type="float" office:value="24895" table:style-name="ce46">
            <text:p>24.895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48" table:style-name="ce46">
            <text:p>95.24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5" table:style-name="ce49">
            <text:p>45</text:p>
          </table:table-cell>
          <table:table-cell office:value-type="string" table:style-name="ce50">
            <text:p>-</text:p>
          </table:table-cell>
          <table:table-cell office:value-type="float" office:value="262" table:style-name="ce49">
            <text:p>262</text:p>
          </table:table-cell>
          <table:table-cell office:value-type="string" table:style-name="ce50">
            <text:p>-</text:p>
          </table:table-cell>
          <table:table-cell office:value-type="float" office:value="770" table:style-name="ce49">
            <text:p>770</text:p>
          </table:table-cell>
          <table:table-cell office:value-type="string" table:style-name="ce50">
            <text:p>-</text:p>
          </table:table-cell>
          <table:table-cell office:value-type="float" office:value="1531" table:style-name="ce49">
            <text:p>1.531</text:p>
          </table:table-cell>
          <table:table-cell office:value-type="string" table:style-name="ce50">
            <text:p>-</text:p>
          </table:table-cell>
          <table:table-cell office:value-type="float" office:value="1838" table:style-name="ce49">
            <text:p>1.838</text:p>
          </table:table-cell>
          <table:table-cell office:value-type="string" table:style-name="ce50">
            <text:p>-</text:p>
          </table:table-cell>
          <table:table-cell office:value-type="float" office:value="1513" table:style-name="ce49">
            <text:p>1.513</text:p>
          </table:table-cell>
          <table:table-cell office:value-type="string" table:style-name="ce50">
            <text:p>-</text:p>
          </table:table-cell>
          <table:table-cell office:value-type="float" office:value="186" table:style-name="ce49">
            <text:p>186</text:p>
          </table:table-cell>
          <table:table-cell office:value-type="string" table:style-name="ce50">
            <text:p>-</text:p>
          </table:table-cell>
          <table:table-cell office:value-type="float" office:value="6174" table:style-name="ce49">
            <text:p>6.17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5070" table:style-name="ce53">
            <text:p>2.945.070</text:p>
          </table:table-cell>
          <table:table-cell office:value-type="percentage" office:value="1" table:style-name="ce54">
            <text:p>100,0%</text:p>
          </table:table-cell>
          <table:table-cell office:value-type="float" office:value="3957290" table:style-name="ce53">
            <text:p>3.957.290</text:p>
          </table:table-cell>
          <table:table-cell office:value-type="percentage" office:value="0.99930430083496524" table:style-name="ce54">
            <text:p>99,9%</text:p>
          </table:table-cell>
          <table:table-cell office:value-type="float" office:value="5312205" table:style-name="ce53">
            <text:p>5.312.205</text:p>
          </table:table-cell>
          <table:table-cell office:value-type="percentage" office:value="0.99535674255094542" table:style-name="ce54">
            <text:p>99,5%</text:p>
          </table:table-cell>
          <table:table-cell office:value-type="float" office:value="6730128" table:style-name="ce53">
            <text:p>6.730.128</text:p>
          </table:table-cell>
          <table:table-cell office:value-type="percentage" office:value="0.95689395570162883" table:style-name="ce54">
            <text:p>95,7%</text:p>
          </table:table-cell>
          <table:table-cell office:value-type="float" office:value="7067589" table:style-name="ce53">
            <text:p>7.067.589</text:p>
          </table:table-cell>
          <table:table-cell office:value-type="percentage" office:value="0.89556823801908247" table:style-name="ce54">
            <text:p>89,6%</text:p>
          </table:table-cell>
          <table:table-cell office:value-type="float" office:value="5034786" table:style-name="ce53">
            <text:p>5.034.786</text:p>
          </table:table-cell>
          <table:table-cell office:value-type="percentage" office:value="0.80809957237116126" table:style-name="ce54">
            <text:p>80,8%</text:p>
          </table:table-cell>
          <table:table-cell office:value-type="float" office:value="4140212" table:style-name="ce53">
            <text:p>4.140.212</text:p>
          </table:table-cell>
          <table:table-cell office:value-type="percentage" office:value="0.83731313098628013" table:style-name="ce54">
            <text:p>83,7%</text:p>
          </table:table-cell>
          <table:table-cell office:value-type="float" office:value="3465059" table:style-name="ce53">
            <text:p>3.465.059</text:p>
          </table:table-cell>
          <table:table-cell office:value-type="percentage" office:value="0.89106165938828696" table:style-name="ce54">
            <text:p>89,1%</text:p>
          </table:table-cell>
          <table:table-cell office:value-type="float" office:value="38652339" table:style-name="ce53">
            <text:p>38.652.33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1767563527741935" table:style-name="ce54">
            <text:p>91,8%</text:p>
          </table:table-cell>
          <table:table-cell office:value-type="percentage" office:value="0.81457726893722227" table:style-name="ce54">
            <text:p>81,5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845" table:style-name="ce43">
            <text:p>429.845</text:p>
          </table:table-cell>
          <table:table-cell office:value-type="percentage" office:value="1" table:style-name="ce44">
            <text:p>100,0%</text:p>
          </table:table-cell>
          <table:table-cell office:value-type="float" office:value="651396" table:style-name="ce43">
            <text:p>651.396</text:p>
          </table:table-cell>
          <table:table-cell office:value-type="percentage" office:value="1" table:style-name="ce44">
            <text:p>100,0%</text:p>
          </table:table-cell>
          <table:table-cell office:value-type="float" office:value="922740" table:style-name="ce43">
            <text:p>922.740</text:p>
          </table:table-cell>
          <table:table-cell office:value-type="percentage" office:value="1.0071964433655298" table:style-name="ce44">
            <text:p>100,7%</text:p>
          </table:table-cell>
          <table:table-cell office:value-type="float" office:value="1211934" table:style-name="ce43">
            <text:p>1.211.934</text:p>
          </table:table-cell>
          <table:table-cell office:value-type="percentage" office:value="0.95803468875220255" table:style-name="ce44">
            <text:p>95,8%</text:p>
          </table:table-cell>
          <table:table-cell office:value-type="float" office:value="1248590" table:style-name="ce43">
            <text:p>1.248.590</text:p>
          </table:table-cell>
          <table:table-cell office:value-type="percentage" office:value="0.90143482774703021" table:style-name="ce44">
            <text:p>90,1%</text:p>
          </table:table-cell>
          <table:table-cell office:value-type="float" office:value="925142" table:style-name="ce43">
            <text:p>925.142</text:p>
          </table:table-cell>
          <table:table-cell office:value-type="percentage" office:value="0.81137362449428485" table:style-name="ce44">
            <text:p>81,1%</text:p>
          </table:table-cell>
          <table:table-cell office:value-type="float" office:value="761910" table:style-name="ce43">
            <text:p>761.910</text:p>
          </table:table-cell>
          <table:table-cell office:value-type="percentage" office:value="0.82042960270149201" table:style-name="ce44">
            <text:p>82,0%</text:p>
          </table:table-cell>
          <table:table-cell office:value-type="float" office:value="671653" table:style-name="ce43">
            <text:p>671.653</text:p>
          </table:table-cell>
          <table:table-cell office:value-type="percentage" office:value="0.89207963267707702" table:style-name="ce44">
            <text:p>89,2%</text:p>
          </table:table-cell>
          <table:table-cell office:value-type="float" office:value="6823210" table:style-name="ce43">
            <text:p>6.823.210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562438145592273" table:style-name="ce44">
            <text:p>91,6%</text:p>
          </table:table-cell>
          <table:table-cell office:value-type="percentage" office:value="0.8061057054058457" table:style-name="ce44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00" table:style-name="ce46">
            <text:p>100.300</text:p>
          </table:table-cell>
          <table:table-cell office:value-type="percentage" office:value="1" table:style-name="ce47">
            <text:p>100,0%</text:p>
          </table:table-cell>
          <table:table-cell office:value-type="float" office:value="118881" table:style-name="ce46">
            <text:p>118.881</text:p>
          </table:table-cell>
          <table:table-cell office:value-type="percentage" office:value="0.99937791601866255" table:style-name="ce47">
            <text:p>99,9%</text:p>
          </table:table-cell>
          <table:table-cell office:value-type="float" office:value="152862" table:style-name="ce46">
            <text:p>152.862</text:p>
          </table:table-cell>
          <table:table-cell office:value-type="percentage" office:value="0.9775847845133564" table:style-name="ce47">
            <text:p>97,8%</text:p>
          </table:table-cell>
          <table:table-cell office:value-type="float" office:value="184707" table:style-name="ce46">
            <text:p>184.707</text:p>
          </table:table-cell>
          <table:table-cell office:value-type="percentage" office:value="0.93161207670503265" table:style-name="ce47">
            <text:p>93,2%</text:p>
          </table:table-cell>
          <table:table-cell office:value-type="float" office:value="186927" table:style-name="ce46">
            <text:p>186.927</text:p>
          </table:table-cell>
          <table:table-cell office:value-type="percentage" office:value="0.86965846759373411" table:style-name="ce47">
            <text:p>87,0%</text:p>
          </table:table-cell>
          <table:table-cell office:value-type="float" office:value="124955" table:style-name="ce46">
            <text:p>124.955</text:p>
          </table:table-cell>
          <table:table-cell office:value-type="percentage" office:value="0.76059432940116622" table:style-name="ce47">
            <text:p>76,1%</text:p>
          </table:table-cell>
          <table:table-cell office:value-type="float" office:value="103278" table:style-name="ce46">
            <text:p>103.278</text:p>
          </table:table-cell>
          <table:table-cell office:value-type="percentage" office:value="0.79200312881036183" table:style-name="ce47">
            <text:p>79,2%</text:p>
          </table:table-cell>
          <table:table-cell office:value-type="float" office:value="87607" table:style-name="ce46">
            <text:p>87.607</text:p>
          </table:table-cell>
          <table:table-cell office:value-type="percentage" office:value="0.84965424938657153" table:style-name="ce47">
            <text:p>85,0%</text:p>
          </table:table-cell>
          <table:table-cell office:value-type="float" office:value="1059517" table:style-name="ce46">
            <text:p>1.059.51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400607863752113" table:style-name="ce47">
            <text:p>89,4%</text:p>
          </table:table-cell>
          <table:table-cell office:value-type="percentage" office:value="0.79699426278649399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55" table:style-name="ce46">
            <text:p>88.255</text:p>
          </table:table-cell>
          <table:table-cell office:value-type="percentage" office:value="1" table:style-name="ce47">
            <text:p>100,0%</text:p>
          </table:table-cell>
          <table:table-cell office:value-type="float" office:value="114017" table:style-name="ce46">
            <text:p>114.017</text:p>
          </table:table-cell>
          <table:table-cell office:value-type="percentage" office:value="1" table:style-name="ce47">
            <text:p>100,0%</text:p>
          </table:table-cell>
          <table:table-cell office:value-type="float" office:value="147388" table:style-name="ce46">
            <text:p>147.388</text:p>
          </table:table-cell>
          <table:table-cell office:value-type="percentage" office:value="0.98487156870606474" table:style-name="ce47">
            <text:p>98,5%</text:p>
          </table:table-cell>
          <table:table-cell office:value-type="float" office:value="152682" table:style-name="ce46">
            <text:p>152.682</text:p>
          </table:table-cell>
          <table:table-cell office:value-type="percentage" office:value="0.9387438900673245" table:style-name="ce47">
            <text:p>93,9%</text:p>
          </table:table-cell>
          <table:table-cell office:value-type="float" office:value="150285" table:style-name="ce46">
            <text:p>150.285</text:p>
          </table:table-cell>
          <table:table-cell office:value-type="percentage" office:value="0.89994790200786856" table:style-name="ce47">
            <text:p>90,0%</text:p>
          </table:table-cell>
          <table:table-cell office:value-type="float" office:value="90138" table:style-name="ce46">
            <text:p>90.138</text:p>
          </table:table-cell>
          <table:table-cell office:value-type="percentage" office:value="0.78756847908712024" table:style-name="ce47">
            <text:p>78,8%</text:p>
          </table:table-cell>
          <table:table-cell office:value-type="float" office:value="65762" table:style-name="ce46">
            <text:p>65.762</text:p>
          </table:table-cell>
          <table:table-cell office:value-type="percentage" office:value="0.83126240345843183" table:style-name="ce47">
            <text:p>83,1%</text:p>
          </table:table-cell>
          <table:table-cell office:value-type="float" office:value="59999" table:style-name="ce46">
            <text:p>59.999</text:p>
          </table:table-cell>
          <table:table-cell office:value-type="percentage" office:value="0.93748437500000004" table:style-name="ce47">
            <text:p>93,7%</text:p>
          </table:table-cell>
          <table:table-cell office:value-type="float" office:value="868526" table:style-name="ce46">
            <text:p>868.526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997204278278711" table:style-name="ce47">
            <text:p>93,0%</text:p>
          </table:table-cell>
          <table:table-cell office:value-type="percentage" office:value="0.85251240694789077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45" table:style-name="ce46">
            <text:p>51.145</text:p>
          </table:table-cell>
          <table:table-cell office:value-type="percentage" office:value="1" table:style-name="ce47">
            <text:p>100,0%</text:p>
          </table:table-cell>
          <table:table-cell office:value-type="float" office:value="79166" table:style-name="ce46">
            <text:p>79.166</text:p>
          </table:table-cell>
          <table:table-cell office:value-type="percentage" office:value="0.98323314620696511" table:style-name="ce47">
            <text:p>98,3%</text:p>
          </table:table-cell>
          <table:table-cell office:value-type="float" office:value="109867" table:style-name="ce46">
            <text:p>109.867</text:p>
          </table:table-cell>
          <table:table-cell office:value-type="percentage" office:value="0.93718385068795795" table:style-name="ce47">
            <text:p>93,7%</text:p>
          </table:table-cell>
          <table:table-cell office:value-type="float" office:value="150266" table:style-name="ce46">
            <text:p>150.266</text:p>
          </table:table-cell>
          <table:table-cell office:value-type="percentage" office:value="0.90632520491926871" table:style-name="ce47">
            <text:p>90,6%</text:p>
          </table:table-cell>
          <table:table-cell office:value-type="float" office:value="168372" table:style-name="ce46">
            <text:p>168.372</text:p>
          </table:table-cell>
          <table:table-cell office:value-type="percentage" office:value="0.81665793609219484" table:style-name="ce47">
            <text:p>81,7%</text:p>
          </table:table-cell>
          <table:table-cell office:value-type="float" office:value="127775" table:style-name="ce46">
            <text:p>127.775</text:p>
          </table:table-cell>
          <table:table-cell office:value-type="percentage" office:value="0.70133983215048279" table:style-name="ce47">
            <text:p>70,1%</text:p>
          </table:table-cell>
          <table:table-cell office:value-type="float" office:value="97866" table:style-name="ce46">
            <text:p>97.866</text:p>
          </table:table-cell>
          <table:table-cell office:value-type="percentage" office:value="0.70947209696829105" table:style-name="ce47">
            <text:p>70,9%</text:p>
          </table:table-cell>
          <table:table-cell office:value-type="float" office:value="75682" table:style-name="ce46">
            <text:p>75.682</text:p>
          </table:table-cell>
          <table:table-cell office:value-type="percentage" office:value="0.7926476749057394" table:style-name="ce47">
            <text:p>79,3%</text:p>
          </table:table-cell>
          <table:table-cell office:value-type="float" office:value="860139" table:style-name="ce46">
            <text:p>860.139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115897984958453" table:style-name="ce47">
            <text:p>83,1%</text:p>
          </table:table-cell>
          <table:table-cell office:value-type="percentage" office:value="0.73419328185137034" table:style-name="ce47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45" table:style-name="ce46">
            <text:p>92.245</text:p>
          </table:table-cell>
          <table:table-cell office:value-type="percentage" office:value="1" table:style-name="ce47">
            <text:p>100,0%</text:p>
          </table:table-cell>
          <table:table-cell office:value-type="float" office:value="150758" table:style-name="ce46">
            <text:p>150.758</text:p>
          </table:table-cell>
          <table:table-cell office:value-type="percentage" office:value="0.97558418699160687" table:style-name="ce47">
            <text:p>97,6%</text:p>
          </table:table-cell>
          <table:table-cell office:value-type="float" office:value="221746" table:style-name="ce46">
            <text:p>221.746</text:p>
          </table:table-cell>
          <table:table-cell office:value-type="percentage" office:value="0.94323073520153811" table:style-name="ce47">
            <text:p>94,3%</text:p>
          </table:table-cell>
          <table:table-cell office:value-type="float" office:value="319857" table:style-name="ce46">
            <text:p>319.857</text:p>
          </table:table-cell>
          <table:table-cell office:value-type="percentage" office:value="0.91254222394668372" table:style-name="ce47">
            <text:p>91,3%</text:p>
          </table:table-cell>
          <table:table-cell office:value-type="float" office:value="316274" table:style-name="ce46">
            <text:p>316.274</text:p>
          </table:table-cell>
          <table:table-cell office:value-type="percentage" office:value="0.81529887297511883" table:style-name="ce47">
            <text:p>81,5%</text:p>
          </table:table-cell>
          <table:table-cell office:value-type="float" office:value="226131" table:style-name="ce46">
            <text:p>226.131</text:p>
          </table:table-cell>
          <table:table-cell office:value-type="percentage" office:value="0.72726366367139006" table:style-name="ce47">
            <text:p>72,7%</text:p>
          </table:table-cell>
          <table:table-cell office:value-type="float" office:value="182708" table:style-name="ce46">
            <text:p>182.708</text:p>
          </table:table-cell>
          <table:table-cell office:value-type="percentage" office:value="0.72575750353528135" table:style-name="ce47">
            <text:p>72,6%</text:p>
          </table:table-cell>
          <table:table-cell office:value-type="float" office:value="149252" table:style-name="ce46">
            <text:p>149.252</text:p>
          </table:table-cell>
          <table:table-cell office:value-type="percentage" office:value="0.83011396185698316" table:style-name="ce47">
            <text:p>83,0%</text:p>
          </table:table-cell>
          <table:table-cell office:value-type="float" office:value="1658971" table:style-name="ce46">
            <text:p>1.658.971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607966037901361" table:style-name="ce47">
            <text:p>84,6%</text:p>
          </table:table-cell>
          <table:table-cell office:value-type="percentage" office:value="0.76241157893188816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35" table:style-name="ce46">
            <text:p>42.135</text:p>
          </table:table-cell>
          <table:table-cell office:value-type="percentage" office:value="1" table:style-name="ce47">
            <text:p>100,0%</text:p>
          </table:table-cell>
          <table:table-cell office:value-type="float" office:value="55909" table:style-name="ce46">
            <text:p>55.909</text:p>
          </table:table-cell>
          <table:table-cell office:value-type="percentage" office:value="1" table:style-name="ce47">
            <text:p>100,0%</text:p>
          </table:table-cell>
          <table:table-cell office:value-type="float" office:value="76309" table:style-name="ce46">
            <text:p>76.309</text:p>
          </table:table-cell>
          <table:table-cell office:value-type="percentage" office:value="0.98660546900252122" table:style-name="ce47">
            <text:p>98,7%</text:p>
          </table:table-cell>
          <table:table-cell office:value-type="float" office:value="83997" table:style-name="ce46">
            <text:p>83.997</text:p>
          </table:table-cell>
          <table:table-cell office:value-type="percentage" office:value="0.93367346938775508" table:style-name="ce47">
            <text:p>93,4%</text:p>
          </table:table-cell>
          <table:table-cell office:value-type="float" office:value="87364" table:style-name="ce46">
            <text:p>87.364</text:p>
          </table:table-cell>
          <table:table-cell office:value-type="percentage" office:value="0.89357567327066867" table:style-name="ce47">
            <text:p>89,4%</text:p>
          </table:table-cell>
          <table:table-cell office:value-type="float" office:value="54827" table:style-name="ce46">
            <text:p>54.827</text:p>
          </table:table-cell>
          <table:table-cell office:value-type="percentage" office:value="0.77798589530742268" table:style-name="ce47">
            <text:p>77,8%</text:p>
          </table:table-cell>
          <table:table-cell office:value-type="float" office:value="41257" table:style-name="ce46">
            <text:p>41.257</text:p>
          </table:table-cell>
          <table:table-cell office:value-type="percentage" office:value="0.81688941688941685" table:style-name="ce47">
            <text:p>81,7%</text:p>
          </table:table-cell>
          <table:table-cell office:value-type="float" office:value="39897" table:style-name="ce46">
            <text:p>39.897</text:p>
          </table:table-cell>
          <table:table-cell office:value-type="percentage" office:value="0.90751313604622064" table:style-name="ce47">
            <text:p>90,8%</text:p>
          </table:table-cell>
          <table:table-cell office:value-type="float" office:value="481695" table:style-name="ce46">
            <text:p>481.69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904252213681037" table:style-name="ce47">
            <text:p>91,9%</text:p>
          </table:table-cell>
          <table:table-cell office:value-type="percentage" office:value="0.82636964857052175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777" table:style-name="ce46">
            <text:p>227.777</text:p>
          </table:table-cell>
          <table:table-cell office:value-type="percentage" office:value="1" table:style-name="ce47">
            <text:p>100,0%</text:p>
          </table:table-cell>
          <table:table-cell office:value-type="float" office:value="250168" table:style-name="ce46">
            <text:p>250.168</text:p>
          </table:table-cell>
          <table:table-cell office:value-type="percentage" office:value="1" table:style-name="ce47">
            <text:p>100,0%</text:p>
          </table:table-cell>
          <table:table-cell office:value-type="float" office:value="321061" table:style-name="ce46">
            <text:p>321.061</text:p>
          </table:table-cell>
          <table:table-cell office:value-type="percentage" office:value="1.0078034999607628" table:style-name="ce47">
            <text:p>100,8%</text:p>
          </table:table-cell>
          <table:table-cell office:value-type="float" office:value="350903" table:style-name="ce46">
            <text:p>350.903</text:p>
          </table:table-cell>
          <table:table-cell office:value-type="percentage" office:value="0.92058240965435822" table:style-name="ce47">
            <text:p>92,1%</text:p>
          </table:table-cell>
          <table:table-cell office:value-type="float" office:value="318637" table:style-name="ce46">
            <text:p>318.637</text:p>
          </table:table-cell>
          <table:table-cell office:value-type="percentage" office:value="0.87705096268975102" table:style-name="ce47">
            <text:p>87,7%</text:p>
          </table:table-cell>
          <table:table-cell office:value-type="float" office:value="210587" table:style-name="ce46">
            <text:p>210.587</text:p>
          </table:table-cell>
          <table:table-cell office:value-type="percentage" office:value="0.78640914471792456" table:style-name="ce47">
            <text:p>78,6%</text:p>
          </table:table-cell>
          <table:table-cell office:value-type="float" office:value="171054" table:style-name="ce46">
            <text:p>171.054</text:p>
          </table:table-cell>
          <table:table-cell office:value-type="percentage" office:value="0.81065941252855367" table:style-name="ce47">
            <text:p>81,1%</text:p>
          </table:table-cell>
          <table:table-cell office:value-type="float" office:value="139563" table:style-name="ce46">
            <text:p>139.563</text:p>
          </table:table-cell>
          <table:table-cell office:value-type="percentage" office:value="0.8440868019015132" table:style-name="ce47">
            <text:p>84,4%</text:p>
          </table:table-cell>
          <table:table-cell office:value-type="float" office:value="1989750" table:style-name="ce46">
            <text:p>1.989.75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430086483510875" table:style-name="ce47">
            <text:p>91,4%</text:p>
          </table:table-cell>
          <table:table-cell office:value-type="percentage" office:value="0.83082176508757288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30" table:style-name="ce46">
            <text:p>137.230</text:p>
          </table:table-cell>
          <table:table-cell office:value-type="percentage" office:value="1" table:style-name="ce47">
            <text:p>100,0%</text:p>
          </table:table-cell>
          <table:table-cell office:value-type="float" office:value="158136" table:style-name="ce46">
            <text:p>158.136</text:p>
          </table:table-cell>
          <table:table-cell office:value-type="percentage" office:value="0.99393467042947559" table:style-name="ce47">
            <text:p>99,4%</text:p>
          </table:table-cell>
          <table:table-cell office:value-type="float" office:value="214750" table:style-name="ce46">
            <text:p>214.750</text:p>
          </table:table-cell>
          <table:table-cell office:value-type="percentage" office:value="0.9830894874658952" table:style-name="ce47">
            <text:p>98,3%</text:p>
          </table:table-cell>
          <table:table-cell office:value-type="float" office:value="279397" table:style-name="ce46">
            <text:p>279.397</text:p>
          </table:table-cell>
          <table:table-cell office:value-type="percentage" office:value="0.90867314084259687" table:style-name="ce47">
            <text:p>90,9%</text:p>
          </table:table-cell>
          <table:table-cell office:value-type="float" office:value="278521" table:style-name="ce46">
            <text:p>278.521</text:p>
          </table:table-cell>
          <table:table-cell office:value-type="percentage" office:value="0.84245852301084378" table:style-name="ce47">
            <text:p>84,2%</text:p>
          </table:table-cell>
          <table:table-cell office:value-type="float" office:value="198124" table:style-name="ce46">
            <text:p>198.124</text:p>
          </table:table-cell>
          <table:table-cell office:value-type="percentage" office:value="0.74510438095381359" table:style-name="ce47">
            <text:p>74,5%</text:p>
          </table:table-cell>
          <table:table-cell office:value-type="float" office:value="165587" table:style-name="ce46">
            <text:p>165.587</text:p>
          </table:table-cell>
          <table:table-cell office:value-type="percentage" office:value="0.75926341997991642" table:style-name="ce47">
            <text:p>75,9%</text:p>
          </table:table-cell>
          <table:table-cell office:value-type="float" office:value="146225" table:style-name="ce46">
            <text:p>146.225</text:p>
          </table:table-cell>
          <table:table-cell office:value-type="percentage" office:value="0.84050881751086381" table:style-name="ce47">
            <text:p>84,1%</text:p>
          </table:table-cell>
          <table:table-cell office:value-type="float" office:value="1577970" table:style-name="ce46">
            <text:p>1.577.97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239272350927477" table:style-name="ce47">
            <text:p>87,2%</text:p>
          </table:table-cell>
          <table:table-cell office:value-type="percentage" office:value="0.77154009273325475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012" table:style-name="ce46">
            <text:p>454.012</text:p>
          </table:table-cell>
          <table:table-cell office:value-type="percentage" office:value="1" table:style-name="ce47">
            <text:p>100,0%</text:p>
          </table:table-cell>
          <table:table-cell office:value-type="float" office:value="615628" table:style-name="ce46">
            <text:p>615.628</text:p>
          </table:table-cell>
          <table:table-cell office:value-type="percentage" office:value="0.96904730423175489" table:style-name="ce47">
            <text:p>96,9%</text:p>
          </table:table-cell>
          <table:table-cell office:value-type="float" office:value="785223" table:style-name="ce46">
            <text:p>785.223</text:p>
          </table:table-cell>
          <table:table-cell office:value-type="percentage" office:value="0.93748567307875985" table:style-name="ce47">
            <text:p>93,7%</text:p>
          </table:table-cell>
          <table:table-cell office:value-type="float" office:value="1022392" table:style-name="ce46">
            <text:p>1.022.392</text:p>
          </table:table-cell>
          <table:table-cell office:value-type="percentage" office:value="0.93644507135137112" table:style-name="ce47">
            <text:p>93,6%</text:p>
          </table:table-cell>
          <table:table-cell office:value-type="float" office:value="1126370" table:style-name="ce46">
            <text:p>1.126.370</text:p>
          </table:table-cell>
          <table:table-cell office:value-type="percentage" office:value="0.85541349757547913" table:style-name="ce47">
            <text:p>85,5%</text:p>
          </table:table-cell>
          <table:table-cell office:value-type="float" office:value="778817" table:style-name="ce46">
            <text:p>778.817</text:p>
          </table:table-cell>
          <table:table-cell office:value-type="percentage" office:value="0.7455276972618633" table:style-name="ce47">
            <text:p>74,6%</text:p>
          </table:table-cell>
          <table:table-cell office:value-type="float" office:value="642170" table:style-name="ce46">
            <text:p>642.170</text:p>
          </table:table-cell>
          <table:table-cell office:value-type="percentage" office:value="0.76545858737566086" table:style-name="ce47">
            <text:p>76,5%</text:p>
          </table:table-cell>
          <table:table-cell office:value-type="float" office:value="536509" table:style-name="ce46">
            <text:p>536.509</text:p>
          </table:table-cell>
          <table:table-cell office:value-type="percentage" office:value="0.81764218200882088" table:style-name="ce47">
            <text:p>81,8%</text:p>
          </table:table-cell>
          <table:table-cell office:value-type="float" office:value="5961121" table:style-name="ce46">
            <text:p>5.961.12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791038908851603" table:style-name="ce47">
            <text:p>86,8%</text:p>
          </table:table-cell>
          <table:table-cell office:value-type="percentage" office:value="0.76616375418531435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2931" table:style-name="ce46">
            <text:p>292.931</text:p>
          </table:table-cell>
          <table:table-cell office:value-type="percentage" office:value="1" table:style-name="ce47">
            <text:p>100,0%</text:p>
          </table:table-cell>
          <table:table-cell office:value-type="float" office:value="432397" table:style-name="ce46">
            <text:p>432.397</text:p>
          </table:table-cell>
          <table:table-cell office:value-type="percentage" office:value="0.98751889864843256" table:style-name="ce47">
            <text:p>98,8%</text:p>
          </table:table-cell>
          <table:table-cell office:value-type="float" office:value="562735" table:style-name="ce46">
            <text:p>562.735</text:p>
          </table:table-cell>
          <table:table-cell office:value-type="percentage" office:value="0.96901647587166451" table:style-name="ce47">
            <text:p>96,9%</text:p>
          </table:table-cell>
          <table:table-cell office:value-type="float" office:value="711649" table:style-name="ce46">
            <text:p>711.649</text:p>
          </table:table-cell>
          <table:table-cell office:value-type="percentage" office:value="0.94592162523560019" table:style-name="ce47">
            <text:p>94,6%</text:p>
          </table:table-cell>
          <table:table-cell office:value-type="float" office:value="750161" table:style-name="ce46">
            <text:p>750.161</text:p>
          </table:table-cell>
          <table:table-cell office:value-type="percentage" office:value="0.88089663076511182" table:style-name="ce47">
            <text:p>88,1%</text:p>
          </table:table-cell>
          <table:table-cell office:value-type="float" office:value="508235" table:style-name="ce46">
            <text:p>508.235</text:p>
          </table:table-cell>
          <table:table-cell office:value-type="percentage" office:value="0.78339568314273866" table:style-name="ce47">
            <text:p>78,3%</text:p>
          </table:table-cell>
          <table:table-cell office:value-type="float" office:value="422967" table:style-name="ce46">
            <text:p>422.967</text:p>
          </table:table-cell>
          <table:table-cell office:value-type="percentage" office:value="0.81950337708234033" table:style-name="ce47">
            <text:p>82,0%</text:p>
          </table:table-cell>
          <table:table-cell office:value-type="float" office:value="370762" table:style-name="ce46">
            <text:p>370.762</text:p>
          </table:table-cell>
          <table:table-cell office:value-type="percentage" office:value="0.87334493829661441" table:style-name="ce47">
            <text:p>87,3%</text:p>
          </table:table-cell>
          <table:table-cell office:value-type="float" office:value="4051837" table:style-name="ce46">
            <text:p>4.051.837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27234068529979" table:style-name="ce47">
            <text:p>90,3%</text:p>
          </table:table-cell>
          <table:table-cell office:value-type="percentage" office:value="0.80117741435094603" table:style-name="ce47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81" table:style-name="ce46">
            <text:p>77.581</text:p>
          </table:table-cell>
          <table:table-cell office:value-type="percentage" office:value="1" table:style-name="ce47">
            <text:p>100,0%</text:p>
          </table:table-cell>
          <table:table-cell office:value-type="float" office:value="95618" table:style-name="ce46">
            <text:p>95.618</text:p>
          </table:table-cell>
          <table:table-cell office:value-type="percentage" office:value="1" table:style-name="ce47">
            <text:p>100,0%</text:p>
          </table:table-cell>
          <table:table-cell office:value-type="float" office:value="130890" table:style-name="ce46">
            <text:p>130.890</text:p>
          </table:table-cell>
          <table:table-cell office:value-type="percentage" office:value="1.0446379402539565" table:style-name="ce47">
            <text:p>104,5%</text:p>
          </table:table-cell>
          <table:table-cell office:value-type="float" office:value="160654" table:style-name="ce46">
            <text:p>160.654</text:p>
          </table:table-cell>
          <table:table-cell office:value-type="percentage" office:value="0.94940194780635401" table:style-name="ce47">
            <text:p>94,9%</text:p>
          </table:table-cell>
          <table:table-cell office:value-type="float" office:value="144950" table:style-name="ce46">
            <text:p>144.950</text:p>
          </table:table-cell>
          <table:table-cell office:value-type="percentage" office:value="0.90881161673793376" table:style-name="ce47">
            <text:p>90,9%</text:p>
          </table:table-cell>
          <table:table-cell office:value-type="float" office:value="111562" table:style-name="ce46">
            <text:p>111.562</text:p>
          </table:table-cell>
          <table:table-cell office:value-type="percentage" office:value="0.83580188643906528" table:style-name="ce47">
            <text:p>83,6%</text:p>
          </table:table-cell>
          <table:table-cell office:value-type="float" office:value="91593" table:style-name="ce46">
            <text:p>91.593</text:p>
          </table:table-cell>
          <table:table-cell office:value-type="percentage" office:value="0.80826861983762799" table:style-name="ce47">
            <text:p>80,8%</text:p>
          </table:table-cell>
          <table:table-cell office:value-type="float" office:value="76450" table:style-name="ce46">
            <text:p>76.450</text:p>
          </table:table-cell>
          <table:table-cell office:value-type="percentage" office:value="0.90206489675516222" table:style-name="ce47">
            <text:p>90,2%</text:p>
          </table:table-cell>
          <table:table-cell office:value-type="float" office:value="889298" table:style-name="ce46">
            <text:p>889.29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272864384327436" table:style-name="ce47">
            <text:p>93,3%</text:p>
          </table:table-cell>
          <table:table-cell office:value-type="percentage" office:value="0.83581660302240535" table:style-name="ce47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044" table:style-name="ce46">
            <text:p>241.044</text:p>
          </table:table-cell>
          <table:table-cell office:value-type="percentage" office:value="1" table:style-name="ce47">
            <text:p>100,0%</text:p>
          </table:table-cell>
          <table:table-cell office:value-type="float" office:value="290549" table:style-name="ce46">
            <text:p>290.549</text:p>
          </table:table-cell>
          <table:table-cell office:value-type="percentage" office:value="1" table:style-name="ce47">
            <text:p>100,0%</text:p>
          </table:table-cell>
          <table:table-cell office:value-type="float" office:value="345638" table:style-name="ce46">
            <text:p>345.638</text:p>
          </table:table-cell>
          <table:table-cell office:value-type="percentage" office:value="0.99628452095109343" table:style-name="ce47">
            <text:p>99,6%</text:p>
          </table:table-cell>
          <table:table-cell office:value-type="float" office:value="389848" table:style-name="ce46">
            <text:p>389.848</text:p>
          </table:table-cell>
          <table:table-cell office:value-type="percentage" office:value="0.96047934287452974" table:style-name="ce47">
            <text:p>96,0%</text:p>
          </table:table-cell>
          <table:table-cell office:value-type="float" office:value="406776" table:style-name="ce46">
            <text:p>406.776</text:p>
          </table:table-cell>
          <table:table-cell office:value-type="percentage" office:value="0.91777239796850785" table:style-name="ce47">
            <text:p>91,8%</text:p>
          </table:table-cell>
          <table:table-cell office:value-type="float" office:value="262154" table:style-name="ce46">
            <text:p>262.154</text:p>
          </table:table-cell>
          <table:table-cell office:value-type="percentage" office:value="0.81059837728194728" table:style-name="ce47">
            <text:p>81,1%</text:p>
          </table:table-cell>
          <table:table-cell office:value-type="float" office:value="196768" table:style-name="ce46">
            <text:p>196.768</text:p>
          </table:table-cell>
          <table:table-cell office:value-type="percentage" office:value="0.8518795918278993" table:style-name="ce47">
            <text:p>85,2%</text:p>
          </table:table-cell>
          <table:table-cell office:value-type="float" office:value="168416" table:style-name="ce46">
            <text:p>168.416</text:p>
          </table:table-cell>
          <table:table-cell office:value-type="percentage" office:value="0.93560805968656779" table:style-name="ce47">
            <text:p>93,6%</text:p>
          </table:table-cell>
          <table:table-cell office:value-type="float" office:value="2301193" table:style-name="ce46">
            <text:p>2.301.19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754158183937486" table:style-name="ce47">
            <text:p>93,8%</text:p>
          </table:table-cell>
          <table:table-cell office:value-type="percentage" office:value="0.85171989685467453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2" table:style-name="ce46">
            <text:p>23.192</text:p>
          </table:table-cell>
          <table:table-cell office:value-type="percentage" office:value="1" table:style-name="ce47">
            <text:p>100,0%</text:p>
          </table:table-cell>
          <table:table-cell office:value-type="float" office:value="28591" table:style-name="ce46">
            <text:p>28.591</text:p>
          </table:table-cell>
          <table:table-cell office:value-type="percentage" office:value="1" table:style-name="ce47">
            <text:p>100,0%</text:p>
          </table:table-cell>
          <table:table-cell office:value-type="float" office:value="37207" table:style-name="ce46">
            <text:p>37.207</text:p>
          </table:table-cell>
          <table:table-cell office:value-type="percentage" office:value="0.98645209183944005" table:style-name="ce47">
            <text:p>98,6%</text:p>
          </table:table-cell>
          <table:table-cell office:value-type="float" office:value="44931" table:style-name="ce46">
            <text:p>44.931</text:p>
          </table:table-cell>
          <table:table-cell office:value-type="percentage" office:value="0.9426611278952669" table:style-name="ce47">
            <text:p>94,3%</text:p>
          </table:table-cell>
          <table:table-cell office:value-type="float" office:value="47129" table:style-name="ce46">
            <text:p>47.129</text:p>
          </table:table-cell>
          <table:table-cell office:value-type="percentage" office:value="0.8901165316259656" table:style-name="ce47">
            <text:p>89,0%</text:p>
          </table:table-cell>
          <table:table-cell office:value-type="float" office:value="30999" table:style-name="ce46">
            <text:p>30.999</text:p>
          </table:table-cell>
          <table:table-cell office:value-type="percentage" office:value="0.78839746687352175" table:style-name="ce47">
            <text:p>78,8%</text:p>
          </table:table-cell>
          <table:table-cell office:value-type="float" office:value="23956" table:style-name="ce46">
            <text:p>23.956</text:p>
          </table:table-cell>
          <table:table-cell office:value-type="percentage" office:value="0.78652570753168294" table:style-name="ce47">
            <text:p>78,7%</text:p>
          </table:table-cell>
          <table:table-cell office:value-type="float" office:value="21946" table:style-name="ce46">
            <text:p>21.946</text:p>
          </table:table-cell>
          <table:table-cell office:value-type="percentage" office:value="0.85954880150399504" table:style-name="ce47">
            <text:p>86,0%</text:p>
          </table:table-cell>
          <table:table-cell office:value-type="float" office:value="257951" table:style-name="ce46">
            <text:p>257.95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837412402718598" table:style-name="ce47">
            <text:p>90,8%</text:p>
          </table:table-cell>
          <table:table-cell office:value-type="percentage" office:value="0.80631357177241381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938" table:style-name="ce46">
            <text:p>371.938</text:p>
          </table:table-cell>
          <table:table-cell office:value-type="percentage" office:value="1" table:style-name="ce47">
            <text:p>100,0%</text:p>
          </table:table-cell>
          <table:table-cell office:value-type="float" office:value="510314" table:style-name="ce46">
            <text:p>510.314</text:p>
          </table:table-cell>
          <table:table-cell office:value-type="percentage" office:value="0.97002933008415049" table:style-name="ce47">
            <text:p>97,0%</text:p>
          </table:table-cell>
          <table:table-cell office:value-type="float" office:value="675226" table:style-name="ce46">
            <text:p>675.226</text:p>
          </table:table-cell>
          <table:table-cell office:value-type="percentage" office:value="0.96005107184039196" table:style-name="ce47">
            <text:p>96,0%</text:p>
          </table:table-cell>
          <table:table-cell office:value-type="float" office:value="937156" table:style-name="ce46">
            <text:p>937.156</text:p>
          </table:table-cell>
          <table:table-cell office:value-type="percentage" office:value="0.96337621031617537" table:style-name="ce47">
            <text:p>96,3%</text:p>
          </table:table-cell>
          <table:table-cell office:value-type="float" office:value="1022019" table:style-name="ce46">
            <text:p>1.022.019</text:p>
          </table:table-cell>
          <table:table-cell office:value-type="percentage" office:value="0.87653895337019527" table:style-name="ce47">
            <text:p>87,7%</text:p>
          </table:table-cell>
          <table:table-cell office:value-type="float" office:value="737921" table:style-name="ce46">
            <text:p>737.921</text:p>
          </table:table-cell>
          <table:table-cell office:value-type="percentage" office:value="0.77705340971315451" table:style-name="ce47">
            <text:p>77,7%</text:p>
          </table:table-cell>
          <table:table-cell office:value-type="float" office:value="591181" table:style-name="ce46">
            <text:p>591.181</text:p>
          </table:table-cell>
          <table:table-cell office:value-type="percentage" office:value="0.79623017610020541" table:style-name="ce47">
            <text:p>79,6%</text:p>
          </table:table-cell>
          <table:table-cell office:value-type="float" office:value="453133" table:style-name="ce46">
            <text:p>453.133</text:p>
          </table:table-cell>
          <table:table-cell office:value-type="percentage" office:value="0.81860635687987537" table:style-name="ce47">
            <text:p>81,9%</text:p>
          </table:table-cell>
          <table:table-cell office:value-type="float" office:value="5298888" table:style-name="ce46">
            <text:p>5.298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640746799439341" table:style-name="ce47">
            <text:p>88,6%</text:p>
          </table:table-cell>
          <table:table-cell office:value-type="percentage" office:value="0.7815598133774481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02" table:style-name="ce46">
            <text:p>73.302</text:p>
          </table:table-cell>
          <table:table-cell office:value-type="percentage" office:value="1" table:style-name="ce47">
            <text:p>100,0%</text:p>
          </table:table-cell>
          <table:table-cell office:value-type="float" office:value="102766" table:style-name="ce46">
            <text:p>102.766</text:p>
          </table:table-cell>
          <table:table-cell office:value-type="percentage" office:value="0.99870747043217134" table:style-name="ce47">
            <text:p>99,9%</text:p>
          </table:table-cell>
          <table:table-cell office:value-type="float" office:value="145187" table:style-name="ce46">
            <text:p>145.187</text:p>
          </table:table-cell>
          <table:table-cell office:value-type="percentage" office:value="0.98827845809310522" table:style-name="ce47">
            <text:p>98,8%</text:p>
          </table:table-cell>
          <table:table-cell office:value-type="float" office:value="206008" table:style-name="ce46">
            <text:p>206.008</text:p>
          </table:table-cell>
          <table:table-cell office:value-type="percentage" office:value="0.96601267959635373" table:style-name="ce47">
            <text:p>96,6%</text:p>
          </table:table-cell>
          <table:table-cell office:value-type="float" office:value="229222" table:style-name="ce46">
            <text:p>229.222</text:p>
          </table:table-cell>
          <table:table-cell office:value-type="percentage" office:value="0.90189135062185977" table:style-name="ce47">
            <text:p>90,2%</text:p>
          </table:table-cell>
          <table:table-cell office:value-type="float" office:value="165364" table:style-name="ce46">
            <text:p>165.364</text:p>
          </table:table-cell>
          <table:table-cell office:value-type="percentage" office:value="0.79120395401022947" table:style-name="ce47">
            <text:p>79,1%</text:p>
          </table:table-cell>
          <table:table-cell office:value-type="float" office:value="139277" table:style-name="ce46">
            <text:p>139.277</text:p>
          </table:table-cell>
          <table:table-cell office:value-type="percentage" office:value="0.80858413450373878" table:style-name="ce47">
            <text:p>80,9%</text:p>
          </table:table-cell>
          <table:table-cell office:value-type="float" office:value="120238" table:style-name="ce46">
            <text:p>120.238</text:p>
          </table:table-cell>
          <table:table-cell office:value-type="percentage" office:value="0.84737902941632481" table:style-name="ce47">
            <text:p>84,7%</text:p>
          </table:table-cell>
          <table:table-cell office:value-type="float" office:value="1181364" table:style-name="ce46">
            <text:p>1.181.36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171027915401214" table:style-name="ce47">
            <text:p>90,2%</text:p>
          </table:table-cell>
          <table:table-cell office:value-type="percentage" office:value="0.78171263410247538" table:style-name="ce47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71" table:style-name="ce46">
            <text:p>42.171</text:p>
          </table:table-cell>
          <table:table-cell office:value-type="percentage" office:value="1" table:style-name="ce47">
            <text:p>100,0%</text:p>
          </table:table-cell>
          <table:table-cell office:value-type="float" office:value="55797" table:style-name="ce46">
            <text:p>55.797</text:p>
          </table:table-cell>
          <table:table-cell office:value-type="percentage" office:value="1" table:style-name="ce47">
            <text:p>100,0%</text:p>
          </table:table-cell>
          <table:table-cell office:value-type="float" office:value="70577" table:style-name="ce46">
            <text:p>70.577</text:p>
          </table:table-cell>
          <table:table-cell office:value-type="percentage" office:value="0.95575808461080114" table:style-name="ce47">
            <text:p>95,6%</text:p>
          </table:table-cell>
          <table:table-cell office:value-type="float" office:value="91657" table:style-name="ce46">
            <text:p>91.657</text:p>
          </table:table-cell>
          <table:table-cell office:value-type="percentage" office:value="0.94790783295757752" table:style-name="ce47">
            <text:p>94,8%</text:p>
          </table:table-cell>
          <table:table-cell office:value-type="float" office:value="95164" table:style-name="ce46">
            <text:p>95.164</text:p>
          </table:table-cell>
          <table:table-cell office:value-type="percentage" office:value="0.88113183089202052" table:style-name="ce47">
            <text:p>88,1%</text:p>
          </table:table-cell>
          <table:table-cell office:value-type="float" office:value="64057" table:style-name="ce46">
            <text:p>64.057</text:p>
          </table:table-cell>
          <table:table-cell office:value-type="percentage" office:value="0.78751183290099702" table:style-name="ce47">
            <text:p>78,8%</text:p>
          </table:table-cell>
          <table:table-cell office:value-type="float" office:value="57123" table:style-name="ce46">
            <text:p>57.123</text:p>
          </table:table-cell>
          <table:table-cell office:value-type="percentage" office:value="0.83847813642168301" table:style-name="ce47">
            <text:p>83,8%</text:p>
          </table:table-cell>
          <table:table-cell office:value-type="float" office:value="49881" table:style-name="ce46">
            <text:p>49.881</text:p>
          </table:table-cell>
          <table:table-cell office:value-type="percentage" office:value="0.88460310704405187" table:style-name="ce47">
            <text:p>88,5%</text:p>
          </table:table-cell>
          <table:table-cell office:value-type="float" office:value="526427" table:style-name="ce46">
            <text:p>526.42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551884049993636" table:style-name="ce47">
            <text:p>90,6%</text:p>
          </table:table-cell>
          <table:table-cell office:value-type="percentage" office:value="0.79617269890819231" table:style-name="ce47">
            <text:p>79,6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43" table:style-name="ce46">
            <text:p>162.043</text:p>
          </table:table-cell>
          <table:table-cell office:value-type="percentage" office:value="1.0259132636910415" table:style-name="ce47">
            <text:p>102,6%</text:p>
          </table:table-cell>
          <table:table-cell office:value-type="float" office:value="212312" table:style-name="ce46">
            <text:p>212.312</text:p>
          </table:table-cell>
          <table:table-cell office:value-type="percentage" office:value="0.99639104378147281" table:style-name="ce47">
            <text:p>99,6%</text:p>
          </table:table-cell>
          <table:table-cell office:value-type="float" office:value="269905" table:style-name="ce46">
            <text:p>269.905</text:p>
          </table:table-cell>
          <table:table-cell office:value-type="percentage" office:value="0.96353692537814284" table:style-name="ce47">
            <text:p>96,4%</text:p>
          </table:table-cell>
          <table:table-cell office:value-type="float" office:value="321573" table:style-name="ce46">
            <text:p>321.573</text:p>
          </table:table-cell>
          <table:table-cell office:value-type="percentage" office:value="0.9458669262920727" table:style-name="ce47">
            <text:p>94,6%</text:p>
          </table:table-cell>
          <table:table-cell office:value-type="float" office:value="318173" table:style-name="ce46">
            <text:p>318.173</text:p>
          </table:table-cell>
          <table:table-cell office:value-type="percentage" office:value="0.87860813568495555" table:style-name="ce47">
            <text:p>87,9%</text:p>
          </table:table-cell>
          <table:table-cell office:value-type="float" office:value="201381" table:style-name="ce46">
            <text:p>201.381</text:p>
          </table:table-cell>
          <table:table-cell office:value-type="percentage" office:value="0.77292807713122214" table:style-name="ce47">
            <text:p>77,3%</text:p>
          </table:table-cell>
          <table:table-cell office:value-type="float" office:value="163961" table:style-name="ce46">
            <text:p>163.961</text:p>
          </table:table-cell>
          <table:table-cell office:value-type="percentage" office:value="0.81356495678148599" table:style-name="ce47">
            <text:p>81,4%</text:p>
          </table:table-cell>
          <table:table-cell office:value-type="float" office:value="147921" table:style-name="ce46">
            <text:p>147.921</text:p>
          </table:table-cell>
          <table:table-cell office:value-type="percentage" office:value="0.87731753318387251" table:style-name="ce47">
            <text:p>87,7%</text:p>
          </table:table-cell>
          <table:table-cell office:value-type="float" office:value="1797269" table:style-name="ce46">
            <text:p>1.797.26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590757899798535" table:style-name="ce47">
            <text:p>90,6%</text:p>
          </table:table-cell>
          <table:table-cell office:value-type="percentage" office:value="0.80939687566426366" table:style-name="ce47">
            <text:p>80,9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6" table:style-name="ce46">
            <text:p>2.376</text:p>
          </table:table-cell>
          <table:table-cell office:value-type="percentage" office:value="0.91209213051823412" table:style-name="ce47">
            <text:p>91,2%</text:p>
          </table:table-cell>
          <table:table-cell office:value-type="float" office:value="3851" table:style-name="ce46">
            <text:p>3.851</text:p>
          </table:table-cell>
          <table:table-cell office:value-type="percentage" office:value="0.89184807781380271" table:style-name="ce47">
            <text:p>89,2%</text:p>
          </table:table-cell>
          <table:table-cell office:value-type="float" office:value="7511" table:style-name="ce46">
            <text:p>7.511</text:p>
          </table:table-cell>
          <table:table-cell office:value-type="percentage" office:value="0.95596283568792162" table:style-name="ce47">
            <text:p>95,6%</text:p>
          </table:table-cell>
          <table:table-cell office:value-type="float" office:value="10495" table:style-name="ce46">
            <text:p>10.495</text:p>
          </table:table-cell>
          <table:table-cell office:value-type="percentage" office:value="0.90818622360678436" table:style-name="ce47">
            <text:p>90,8%</text:p>
          </table:table-cell>
          <table:table-cell office:value-type="float" office:value="10995" table:style-name="ce46">
            <text:p>10.995</text:p>
          </table:table-cell>
          <table:table-cell office:value-type="percentage" office:value="0.86971998101566206" table:style-name="ce47">
            <text:p>87,0%</text:p>
          </table:table-cell>
          <table:table-cell office:value-type="float" office:value="9011" table:style-name="ce46">
            <text:p>9.011</text:p>
          </table:table-cell>
          <table:table-cell office:value-type="percentage" office:value="0.75760887842609714" table:style-name="ce47">
            <text:p>75,8%</text:p>
          </table:table-cell>
          <table:table-cell office:value-type="float" office:value="8698" table:style-name="ce46">
            <text:p>8.698</text:p>
          </table:table-cell>
          <table:table-cell office:value-type="percentage" office:value="0.7931065925047871" table:style-name="ce47">
            <text:p>79,3%</text:p>
          </table:table-cell>
          <table:table-cell office:value-type="float" office:value="8068" table:style-name="ce46">
            <text:p>8.068</text:p>
          </table:table-cell>
          <table:table-cell office:value-type="percentage" office:value="0.88406749945211482" table:style-name="ce47">
            <text:p>88,4%</text:p>
          </table:table-cell>
          <table:table-cell office:value-type="float" office:value="61005" table:style-name="ce46">
            <text:p>61.005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964912280701755" table:style-name="ce47">
            <text:p>86,0%</text:p>
          </table:table-cell>
          <table:table-cell office:value-type="percentage" office:value="0.724507731407805" table:style-name="ce47">
            <text:p>72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39" table:style-name="ce46">
            <text:p>2.039</text:p>
          </table:table-cell>
          <table:table-cell office:value-type="percentage" office:value="0.86802894848871859" table:style-name="ce47">
            <text:p>86,8%</text:p>
          </table:table-cell>
          <table:table-cell office:value-type="float" office:value="3352" table:style-name="ce46">
            <text:p>3.352</text:p>
          </table:table-cell>
          <table:table-cell office:value-type="percentage" office:value="0.89434364994663818" table:style-name="ce47">
            <text:p>89,4%</text:p>
          </table:table-cell>
          <table:table-cell office:value-type="float" office:value="7259" table:style-name="ce46">
            <text:p>7.259</text:p>
          </table:table-cell>
          <table:table-cell office:value-type="percentage" office:value="0.92743068864188072" table:style-name="ce47">
            <text:p>92,7%</text:p>
          </table:table-cell>
          <table:table-cell office:value-type="float" office:value="9829" table:style-name="ce46">
            <text:p>9.829</text:p>
          </table:table-cell>
          <table:table-cell office:value-type="percentage" office:value="0.86989999114965921" table:style-name="ce47">
            <text:p>87,0%</text:p>
          </table:table-cell>
          <table:table-cell office:value-type="float" office:value="10285" table:style-name="ce46">
            <text:p>10.285</text:p>
          </table:table-cell>
          <table:table-cell office:value-type="percentage" office:value="0.85694050991501414" table:style-name="ce47">
            <text:p>85,7%</text:p>
          </table:table-cell>
          <table:table-cell office:value-type="float" office:value="8745" table:style-name="ce46">
            <text:p>8.745</text:p>
          </table:table-cell>
          <table:table-cell office:value-type="percentage" office:value="0.72076155938349951" table:style-name="ce47">
            <text:p>72,1%</text:p>
          </table:table-cell>
          <table:table-cell office:value-type="float" office:value="8658" table:style-name="ce46">
            <text:p>8.658</text:p>
          </table:table-cell>
          <table:table-cell office:value-type="percentage" office:value="0.72180075031263025" table:style-name="ce47">
            <text:p>72,2%</text:p>
          </table:table-cell>
          <table:table-cell office:value-type="float" office:value="7976" table:style-name="ce46">
            <text:p>7.976</text:p>
          </table:table-cell>
          <table:table-cell office:value-type="percentage" office:value="0.83308961771464385" table:style-name="ce47">
            <text:p>83,3%</text:p>
          </table:table-cell>
          <table:table-cell office:value-type="float" office:value="58143" table:style-name="ce46">
            <text:p>58.14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975834308514384" table:style-name="ce47">
            <text:p>82,0%</text:p>
          </table:table-cell>
          <table:table-cell office:value-type="percentage" office:value="0.66772704304285913" table:style-name="ce47">
            <text:p>66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82" table:style-name="ce46">
            <text:p>9.182</text:p>
          </table:table-cell>
          <table:table-cell office:value-type="string" table:style-name="ce47">
            <text:p>-</text:p>
          </table:table-cell>
          <table:table-cell office:value-type="float" office:value="21313" table:style-name="ce46">
            <text:p>21.313</text:p>
          </table:table-cell>
          <table:table-cell office:value-type="string" table:style-name="ce47">
            <text:p>-</text:p>
          </table:table-cell>
          <table:table-cell office:value-type="float" office:value="30885" table:style-name="ce46">
            <text:p>30.885</text:p>
          </table:table-cell>
          <table:table-cell office:value-type="string" table:style-name="ce47">
            <text:p>-</text:p>
          </table:table-cell>
          <table:table-cell office:value-type="float" office:value="22958" table:style-name="ce46">
            <text:p>22.958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89105" table:style-name="ce46">
            <text:p>89.10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5" table:style-name="ce49">
            <text:p>235</text:p>
          </table:table-cell>
          <table:table-cell office:value-type="string" table:style-name="ce50">
            <text:p>-</text:p>
          </table:table-cell>
          <table:table-cell office:value-type="float" office:value="736" table:style-name="ce49">
            <text:p>736</text:p>
          </table:table-cell>
          <table:table-cell office:value-type="string" table:style-name="ce50">
            <text:p>-</text:p>
          </table:table-cell>
          <table:table-cell office:value-type="float" office:value="1440" table:style-name="ce49">
            <text:p>1.440</text:p>
          </table:table-cell>
          <table:table-cell office:value-type="string" table:style-name="ce50">
            <text:p>-</text:p>
          </table:table-cell>
          <table:table-cell office:value-type="float" office:value="1711" table:style-name="ce49">
            <text:p>1.711</text:p>
          </table:table-cell>
          <table:table-cell office:value-type="string" table:style-name="ce50">
            <text:p>-</text:p>
          </table:table-cell>
          <table:table-cell office:value-type="float" office:value="1432" table:style-name="ce49">
            <text:p>1.432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791" table:style-name="ce49">
            <text:p>5.791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1611" table:style-name="ce53">
            <text:p>2.911.611</text:p>
          </table:table-cell>
          <table:table-cell office:value-type="percentage" office:value="1" table:style-name="ce54">
            <text:p>100,0%</text:p>
          </table:table-cell>
          <table:table-cell office:value-type="float" office:value="3929666" table:style-name="ce53">
            <text:p>3.929.666</text:p>
          </table:table-cell>
          <table:table-cell office:value-type="percentage" office:value="0.99232862252827936" table:style-name="ce54">
            <text:p>99,2%</text:p>
          </table:table-cell>
          <table:table-cell office:value-type="float" office:value="5207851" table:style-name="ce53">
            <text:p>5.207.851</text:p>
          </table:table-cell>
          <table:table-cell office:value-type="percentage" office:value="0.97580375890062299" table:style-name="ce54">
            <text:p>97,6%</text:p>
          </table:table-cell>
          <table:table-cell office:value-type="float" office:value="6649853" table:style-name="ce53">
            <text:p>6.649.853</text:p>
          </table:table-cell>
          <table:table-cell office:value-type="percentage" office:value="0.94548040423664204" table:style-name="ce54">
            <text:p>94,5%</text:p>
          </table:table-cell>
          <table:table-cell office:value-type="float" office:value="6938967" table:style-name="ce53">
            <text:p>6.938.967</text:p>
          </table:table-cell>
          <table:table-cell office:value-type="percentage" office:value="0.87926992498609624" table:style-name="ce54">
            <text:p>87,9%</text:p>
          </table:table-cell>
          <table:table-cell office:value-type="float" office:value="4868521" table:style-name="ce53">
            <text:p>4.868.521</text:p>
          </table:table-cell>
          <table:table-cell office:value-type="percentage" office:value="0.781413497650152" table:style-name="ce54">
            <text:p>78,1%</text:p>
          </table:table-cell>
          <table:table-cell office:value-type="float" office:value="3960164" table:style-name="ce53">
            <text:p>3.960.164</text:p>
          </table:table-cell>
          <table:table-cell office:value-type="percentage" office:value="0.80090036888428684" table:style-name="ce54">
            <text:p>80,1%</text:p>
          </table:table-cell>
          <table:table-cell office:value-type="float" office:value="3332537" table:style-name="ce53">
            <text:p>3.332.537</text:p>
          </table:table-cell>
          <table:table-cell office:value-type="percentage" office:value="0.85698279573100011" table:style-name="ce54">
            <text:p>85,7%</text:p>
          </table:table-cell>
          <table:table-cell office:value-type="float" office:value="37799170" table:style-name="ce53">
            <text:p>37.799.170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741987781668708" table:style-name="ce54">
            <text:p>89,7%</text:p>
          </table:table-cell>
          <table:table-cell office:value-type="percentage" office:value="0.79659719083737168" table:style-name="ce54">
            <text:p>79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1"/>
        <table:table-row table:style-name="ro5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3">
            <text:p>60-69 años</text:p>
          </table:table-cell>
          <table:covered-table-cell/>
          <table:table-cell office:value-type="string" table:number-columns-spanned="2" table:number-rows-spanned="1" table:style-name="ce74">
            <text:p><text:s/>Janssen</text:p>
          </table:table-cell>
          <table:covered-table-cell/>
          <table:table-cell table:number-columns-repeated="16377"/>
        </table:table-row>
        <table:table-row table:style-name="ro8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7">
            <text:p>% Dosis Adicionales en vacunados con Janssen</text:p>
          </table:table-cell>
          <table:table-cell table:number-columns-repeated="16377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913435" table:style-name="ce59">
            <text:p>913.435</text:p>
          </table:table-cell>
          <table:table-cell office:value-type="percentage" office:value="0.8448" table:style-name="ce60">
            <text:p>84,48%</text:p>
          </table:table-cell>
          <table:table-cell office:value-type="float" office:value="532433" table:style-name="ce59">
            <text:p>532.433</text:p>
          </table:table-cell>
          <table:table-cell office:value-type="percentage" office:value="0.57699999999999996" table:style-name="ce60">
            <text:p>57,70%</text:p>
          </table:table-cell>
          <table:table-cell office:value-type="float" office:value="118107" table:style-name="ce59">
            <text:p>118.107</text:p>
          </table:table-cell>
          <table:table-cell office:value-type="percentage" office:value="0.37080000000000002" table:style-name="ce60">
            <text:p>37,08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188349" table:style-name="ce62">
            <text:p>188.349</text:p>
          </table:table-cell>
          <table:table-cell office:value-type="percentage" office:value="0.85929999999999995" table:style-name="ce63">
            <text:p>85,93%</text:p>
          </table:table-cell>
          <table:table-cell office:value-type="float" office:value="94907" table:style-name="ce62">
            <text:p>94.907</text:p>
          </table:table-cell>
          <table:table-cell office:value-type="percentage" office:value="0.62090000000000001" table:style-name="ce63">
            <text:p>62,09%</text:p>
          </table:table-cell>
          <table:table-cell office:value-type="float" office:value="23679" table:style-name="ce62">
            <text:p>23.679</text:p>
          </table:table-cell>
          <table:table-cell office:value-type="percentage" office:value="0.40360000000000001" table:style-name="ce63">
            <text:p>40,3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184360" table:style-name="ce62">
            <text:p>184.360</text:p>
          </table:table-cell>
          <table:table-cell office:value-type="percentage" office:value="0.91139999999999999" table:style-name="ce63">
            <text:p>91,14%</text:p>
          </table:table-cell>
          <table:table-cell office:value-type="float" office:value="113722" table:style-name="ce62">
            <text:p>113.722</text:p>
          </table:table-cell>
          <table:table-cell office:value-type="percentage" office:value="0.77159999999999995" table:style-name="ce63">
            <text:p>77,16%</text:p>
          </table:table-cell>
          <table:table-cell office:value-type="float" office:value="36039" table:style-name="ce62">
            <text:p>36.039</text:p>
          </table:table-cell>
          <table:table-cell office:value-type="percentage" office:value="0.7974" table:style-name="ce63">
            <text:p>79,7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106897" table:style-name="ce62">
            <text:p>106.897</text:p>
          </table:table-cell>
          <table:table-cell office:value-type="percentage" office:value="0.82030000000000003" table:style-name="ce63">
            <text:p>82,03%</text:p>
          </table:table-cell>
          <table:table-cell office:value-type="float" office:value="55096" table:style-name="ce62">
            <text:p>55.096</text:p>
          </table:table-cell>
          <table:table-cell office:value-type="percentage" office:value="0.50149999999999995" table:style-name="ce63">
            <text:p>50,15%</text:p>
          </table:table-cell>
          <table:table-cell office:value-type="float" office:value="18693" table:style-name="ce62">
            <text:p>18.693</text:p>
          </table:table-cell>
          <table:table-cell office:value-type="percentage" office:value="0.36730000000000002" table:style-name="ce63">
            <text:p>36,7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85844" table:style-name="ce62">
            <text:p>185.844</text:p>
          </table:table-cell>
          <table:table-cell office:value-type="percentage" office:value="0.76480000000000004" table:style-name="ce63">
            <text:p>76,48%</text:p>
          </table:table-cell>
          <table:table-cell office:value-type="float" office:value="112138" table:style-name="ce62">
            <text:p>112.138</text:p>
          </table:table-cell>
          <table:table-cell office:value-type="percentage" office:value="0.50570000000000004" table:style-name="ce63">
            <text:p>50,57%</text:p>
          </table:table-cell>
          <table:table-cell office:value-type="float" office:value="69695" table:style-name="ce62">
            <text:p>69.695</text:p>
          </table:table-cell>
          <table:table-cell office:value-type="percentage" office:value="0.51970000000000005" table:style-name="ce63">
            <text:p>51,9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85695" table:style-name="ce62">
            <text:p>85.695</text:p>
          </table:table-cell>
          <table:table-cell office:value-type="percentage" office:value="0.874" table:style-name="ce63">
            <text:p>87,40%</text:p>
          </table:table-cell>
          <table:table-cell office:value-type="float" office:value="39194" table:style-name="ce62">
            <text:p>39.194</text:p>
          </table:table-cell>
          <table:table-cell office:value-type="percentage" office:value="0.51359999999999995" table:style-name="ce63">
            <text:p>51,36%</text:p>
          </table:table-cell>
          <table:table-cell office:value-type="float" office:value="14560" table:style-name="ce62">
            <text:p>14.560</text:p>
          </table:table-cell>
          <table:table-cell office:value-type="percentage" office:value="0.68689999999999996" table:style-name="ce63">
            <text:p>68,6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stilla y León<text:s/></text:p>
          </table:table-cell>
          <table:table-cell office:value-type="float" office:value="434624" table:style-name="ce62">
            <text:p>434.624</text:p>
          </table:table-cell>
          <table:table-cell office:value-type="percentage" office:value="0.90939999999999999" table:style-name="ce63">
            <text:p>90,94%</text:p>
          </table:table-cell>
          <table:table-cell office:value-type="float" office:value="264320" table:style-name="ce62">
            <text:p>264.320</text:p>
          </table:table-cell>
          <table:table-cell office:value-type="percentage" office:value="0.82330000000000003" table:style-name="ce63">
            <text:p>82,33%</text:p>
          </table:table-cell>
          <table:table-cell office:value-type="float" office:value="71008" table:style-name="ce62">
            <text:p>71.008</text:p>
          </table:table-cell>
          <table:table-cell office:value-type="percentage" office:value="0.74309999999999998" table:style-name="ce63">
            <text:p>74,31%</text:p>
          </table:table-cell>
          <table:table-cell table:number-columns-repeated="16377"/>
        </table:table-row>
        <table:table-row table:style-name="ro10">
          <table:table-cell office:value-type="string" table:style-name="ce61">
            <text:p>Castilla - La Mancha</text:p>
          </table:table-cell>
          <table:table-cell office:value-type="float" office:value="260670" table:style-name="ce62">
            <text:p>260.670</text:p>
          </table:table-cell>
          <table:table-cell office:value-type="percentage" office:value="0.88249999999999995" table:style-name="ce63">
            <text:p>88,25%</text:p>
          </table:table-cell>
          <table:table-cell office:value-type="float" office:value="145925" table:style-name="ce62">
            <text:p>145.925</text:p>
          </table:table-cell>
          <table:table-cell office:value-type="percentage" office:value="0.67949999999999999" table:style-name="ce63">
            <text:p>67,95%</text:p>
          </table:table-cell>
          <table:table-cell office:value-type="float" office:value="54070" table:style-name="ce62">
            <text:p>54.070</text:p>
          </table:table-cell>
          <table:table-cell office:value-type="percentage" office:value="0.69989999999999997" table:style-name="ce63">
            <text:p>69,99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844702" table:style-name="ce62">
            <text:p>844.702</text:p>
          </table:table-cell>
          <table:table-cell office:value-type="percentage" office:value="0.78969999999999996" table:style-name="ce63">
            <text:p>78,97%</text:p>
          </table:table-cell>
          <table:table-cell office:value-type="float" office:value="440400" table:style-name="ce62">
            <text:p>440.400</text:p>
          </table:table-cell>
          <table:table-cell office:value-type="percentage" office:value="0.56089999999999995" table:style-name="ce63">
            <text:p>56,09%</text:p>
          </table:table-cell>
          <table:table-cell office:value-type="float" office:value="129576" table:style-name="ce62">
            <text:p>129.576</text:p>
          </table:table-cell>
          <table:table-cell office:value-type="percentage" office:value="0.37340000000000001" table:style-name="ce63">
            <text:p>37,3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623966" table:style-name="ce62">
            <text:p>623.966</text:p>
          </table:table-cell>
          <table:table-cell office:value-type="percentage" office:value="0.86029999999999995" table:style-name="ce63">
            <text:p>86,03%</text:p>
          </table:table-cell>
          <table:table-cell office:value-type="float" office:value="279606" table:style-name="ce62">
            <text:p>279.606</text:p>
          </table:table-cell>
          <table:table-cell office:value-type="percentage" office:value="0.49690000000000001" table:style-name="ce63">
            <text:p>49,69%</text:p>
          </table:table-cell>
          <table:table-cell office:value-type="float" office:value="132906" table:style-name="ce62">
            <text:p>132.906</text:p>
          </table:table-cell>
          <table:table-cell office:value-type="percentage" office:value="0.63009999999999999" table:style-name="ce63">
            <text:p>63,01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149044" table:style-name="ce62">
            <text:p>149.044</text:p>
          </table:table-cell>
          <table:table-cell office:value-type="percentage" office:value="0.86050000000000004" table:style-name="ce63">
            <text:p>86,05%</text:p>
          </table:table-cell>
          <table:table-cell office:value-type="float" office:value="88638" table:style-name="ce62">
            <text:p>88.638</text:p>
          </table:table-cell>
          <table:table-cell office:value-type="percentage" office:value="0.67720000000000002" table:style-name="ce63">
            <text:p>67,72%</text:p>
          </table:table-cell>
          <table:table-cell office:value-type="float" office:value="29833" table:style-name="ce62">
            <text:p>29.833</text:p>
          </table:table-cell>
          <table:table-cell office:value-type="percentage" office:value="0.74839999999999995" table:style-name="ce63">
            <text:p>74,84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490150" table:style-name="ce62">
            <text:p>490.150</text:p>
          </table:table-cell>
          <table:table-cell office:value-type="percentage" office:value="0.92200000000000004" table:style-name="ce63">
            <text:p>92,20%</text:p>
          </table:table-cell>
          <table:table-cell office:value-type="float" office:value="315616" table:style-name="ce62">
            <text:p>315.616</text:p>
          </table:table-cell>
          <table:table-cell office:value-type="percentage" office:value="0.91310000000000002" table:style-name="ce63">
            <text:p>91,31%</text:p>
          </table:table-cell>
          <table:table-cell office:value-type="float" office:value="103437" table:style-name="ce62">
            <text:p>103.437</text:p>
          </table:table-cell>
          <table:table-cell office:value-type="percentage" office:value="0.83550000000000002" table:style-name="ce63">
            <text:p>83,55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42921" table:style-name="ce62">
            <text:p>42.921</text:p>
          </table:table-cell>
          <table:table-cell office:value-type="percentage" office:value="0.82889999999999997" table:style-name="ce63">
            <text:p>82,89%</text:p>
          </table:table-cell>
          <table:table-cell office:value-type="float" office:value="27320" table:style-name="ce62">
            <text:p>27.320</text:p>
          </table:table-cell>
          <table:table-cell office:value-type="percentage" office:value="0.73429999999999995" table:style-name="ce63">
            <text:p>73,43%</text:p>
          </table:table-cell>
          <table:table-cell office:value-type="float" office:value="11214" table:style-name="ce62">
            <text:p>11.214</text:p>
          </table:table-cell>
          <table:table-cell office:value-type="percentage" office:value="0.79530000000000001" table:style-name="ce63">
            <text:p>79,5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686441" table:style-name="ce62">
            <text:p>686.441</text:p>
          </table:table-cell>
          <table:table-cell office:value-type="percentage" office:value="0.77810000000000001" table:style-name="ce63">
            <text:p>77,81%</text:p>
          </table:table-cell>
          <table:table-cell office:value-type="float" office:value="339994" table:style-name="ce62">
            <text:p>339.994</text:p>
          </table:table-cell>
          <table:table-cell office:value-type="percentage" office:value="0.50349999999999995" table:style-name="ce63">
            <text:p>50,35%</text:p>
          </table:table-cell>
          <table:table-cell office:value-type="float" office:value="134558" table:style-name="ce62">
            <text:p>134.558</text:p>
          </table:table-cell>
          <table:table-cell office:value-type="percentage" office:value="0.56359999999999999" table:style-name="ce63">
            <text:p>56,36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urcia<text:s/></text:p>
          </table:table-cell>
          <table:table-cell office:value-type="float" office:value="145712" table:style-name="ce62">
            <text:p>145.712</text:p>
          </table:table-cell>
          <table:table-cell office:value-type="percentage" office:value="0.8276" table:style-name="ce63">
            <text:p>82,76%</text:p>
          </table:table-cell>
          <table:table-cell office:value-type="float" office:value="88156" table:style-name="ce62">
            <text:p>88.156</text:p>
          </table:table-cell>
          <table:table-cell office:value-type="percentage" office:value="0.60719999999999996" table:style-name="ce63">
            <text:p>60,72%</text:p>
          </table:table-cell>
          <table:table-cell office:value-type="float" office:value="41742" table:style-name="ce62">
            <text:p>41.742</text:p>
          </table:table-cell>
          <table:table-cell office:value-type="percentage" office:value="0.62770000000000004" table:style-name="ce63">
            <text:p>62,7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Navarra</text:p>
          </table:table-cell>
          <table:table-cell office:value-type="float" office:value="90358" table:style-name="ce62">
            <text:p>90.358</text:p>
          </table:table-cell>
          <table:table-cell office:value-type="percentage" office:value="0.92230000000000001" table:style-name="ce63">
            <text:p>92,23%</text:p>
          </table:table-cell>
          <table:table-cell office:value-type="float" office:value="55441" table:style-name="ce62">
            <text:p>55.441</text:p>
          </table:table-cell>
          <table:table-cell office:value-type="percentage" office:value="0.78549999999999998" table:style-name="ce63">
            <text:p>78,55%</text:p>
          </table:table-cell>
          <table:table-cell office:value-type="float" office:value="18175" table:style-name="ce62">
            <text:p>18.175</text:p>
          </table:table-cell>
          <table:table-cell office:value-type="percentage" office:value="0.76329999999999998" table:style-name="ce63">
            <text:p>76,3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321088" table:style-name="ce62">
            <text:p>321.088</text:p>
          </table:table-cell>
          <table:table-cell office:value-type="percentage" office:value="0.85770000000000002" table:style-name="ce63">
            <text:p>85,77%</text:p>
          </table:table-cell>
          <table:table-cell office:value-type="float" office:value="180343" table:style-name="ce62">
            <text:p>180.343</text:p>
          </table:table-cell>
          <table:table-cell office:value-type="percentage" office:value="0.66820000000000002" table:style-name="ce63">
            <text:p>66,82%</text:p>
          </table:table-cell>
          <table:table-cell office:value-type="float" office:value="67984" table:style-name="ce62">
            <text:p>67.984</text:p>
          </table:table-cell>
          <table:table-cell office:value-type="percentage" office:value="0.68700000000000006" table:style-name="ce63">
            <text:p>68,70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4889" table:style-name="ce62">
            <text:p>4.889</text:p>
          </table:table-cell>
          <table:table-cell office:value-type="percentage" office:value="0.78510000000000002" table:style-name="ce63">
            <text:p>78,51%</text:p>
          </table:table-cell>
          <table:table-cell office:value-type="float" office:value="5197" table:style-name="ce62">
            <text:p>5.197</text:p>
          </table:table-cell>
          <table:table-cell office:value-type="percentage" office:value="0.69189999999999996" table:style-name="ce63">
            <text:p>69,19%</text:p>
          </table:table-cell>
          <table:table-cell office:value-type="float" office:value="1225" table:style-name="ce62">
            <text:p>1.225</text:p>
          </table:table-cell>
          <table:table-cell office:value-type="percentage" office:value="0.33029999999999998" table:style-name="ce63">
            <text:p>33,03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3752" table:style-name="ce62">
            <text:p>3.752</text:p>
          </table:table-cell>
          <table:table-cell office:value-type="percentage" office:value="0.69599999999999995" table:style-name="ce63">
            <text:p>69,60%</text:p>
          </table:table-cell>
          <table:table-cell office:value-type="float" office:value="4221" table:style-name="ce62">
            <text:p>4.221</text:p>
          </table:table-cell>
          <table:table-cell office:value-type="percentage" office:value="0.58150000000000002" table:style-name="ce63">
            <text:p>58,15%</text:p>
          </table:table-cell>
          <table:table-cell office:value-type="float" office:value="867" table:style-name="ce64">
            <text:p>867</text:p>
          </table:table-cell>
          <table:table-cell office:value-type="percentage" office:value="0.19370000000000001" table:style-name="ce63">
            <text:p>19,37%</text:p>
          </table:table-cell>
          <table:table-cell table:number-columns-repeated="16377"/>
        </table:table-row>
        <table:table-row table:style-name="ro5">
          <table:table-cell office:value-type="string" table:style-name="ce61">
            <text:p>Fuerzas Armadas</text:p>
          </table:table-cell>
          <table:table-cell office:value-type="float" office:value="9" table:style-name="ce64">
            <text:p>9</text:p>
          </table:table-cell>
          <table:table-cell office:value-type="percentage" office:value="0.21429999999999999" table:style-name="ce63">
            <text:p>21,43%</text:p>
          </table:table-cell>
          <table:table-cell office:value-type="float" office:value="1572" table:style-name="ce62">
            <text:p>1.572</text:p>
          </table:table-cell>
          <table:table-cell office:value-type="percentage" office:value="0.44469999999999998" table:style-name="ce63">
            <text:p>44,47%</text:p>
          </table:table-cell>
          <table:table-cell office:value-type="float" office:value="850" table:style-name="ce64">
            <text:p>850</text:p>
          </table:table-cell>
          <table:table-cell office:value-type="percentage" office:value="0.67349999999999999" table:style-name="ce63">
            <text:p>67,35%</text:p>
          </table:table-cell>
          <table:table-cell table:number-columns-repeated="16377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0" table:style-name="ce66">
            <text:p>0</text:p>
          </table:table-cell>
          <table:table-cell office:value-type="percentage" office:value="0" table:style-name="ce67">
            <text:p>0,00%</text:p>
          </table:table-cell>
          <table:table-cell office:value-type="float" office:value="5" table:style-name="ce66">
            <text:p>5</text:p>
          </table:table-cell>
          <table:table-cell office:value-type="percentage" office:value="1.2999999999999999E-3" table:style-name="ce67">
            <text:p>0,13%</text:p>
          </table:table-cell>
          <table:table-cell table:number-columns-repeated="16377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5762906" table:style-name="ce69">
            <text:p>5.762.906</text:p>
          </table:table-cell>
          <table:table-cell office:value-type="percentage" office:value="0.84240000000000004" table:style-name="ce70">
            <text:p>84,24%</text:p>
          </table:table-cell>
          <table:table-cell office:value-type="float" office:value="3184239" table:style-name="ce69">
            <text:p>3.184.239</text:p>
          </table:table-cell>
          <table:table-cell office:value-type="percentage" office:value="0.61140000000000005" table:style-name="ce70">
            <text:p>61,14%</text:p>
          </table:table-cell>
          <table:table-cell office:value-type="float" office:value="1078223" table:style-name="ce69">
            <text:p>1.078.223</text:p>
          </table:table-cell>
          <table:table-cell office:value-type="percentage" office:value="0.54500000000000004" table:style-name="ce70">
            <text:p>54,50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1">
          <table:table-cell table:number-columns-spanned="1" table:number-rows-spanned="2" table:style-name="ce71"/>
          <table:table-cell office:value-type="string" table:number-columns-spanned="1" table:number-rows-spanned="2" table:style-name="ce83">
            <text:p>Población a vacunar 5-11 años</text:p>
          </table:table-cell>
          <table:table-cell office:value-type="string" table:number-columns-spanned="1" table:number-rows-spanned="2" table:style-name="ce83">
            <text:p>Nº Personas con al menos 1 dosis</text:p>
          </table:table-cell>
          <table:table-cell office:value-type="string" table:number-columns-spanned="1" table:number-rows-spanned="2" table:style-name="ce83">
            <text:p>% Personas con al menos 1 dosis</text:p>
          </table:table-cell>
          <table:table-cell office:value-type="string" table:number-columns-spanned="1" table:number-rows-spanned="2" table:style-name="ce83">
            <text:p>Fecha de la última vacuna registrada<text:s/><text:span text:style-name="T3">(2)</text:span></text:p>
          </table:table-cell>
          <table:table-cell table:number-columns-repeated="16379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5">
          <table:table-cell office:value-type="string" table:style-name="ce58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139908" table:style-name="ce75">
            <text:p>139.908</text:p>
          </table:table-cell>
          <table:table-cell office:value-type="percentage" office:value="0.219" table:style-name="ce76">
            <text:p>21,90%</text:p>
          </table:table-cell>
          <table:table-cell office:value-type="date" office:date-value="2021-12-20T00:00:00" table:style-name="ce84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Aragón</text:p>
          </table:table-cell>
          <table:table-cell office:value-type="float" office:value="90144" table:style-name="ce77">
            <text:p>90.144</text:p>
          </table:table-cell>
          <table:table-cell office:value-type="float" office:value="11137" table:style-name="ce77">
            <text:p>11.137</text:p>
          </table:table-cell>
          <table:table-cell office:value-type="percentage" office:value="0.124" table:style-name="ce78">
            <text:p>12,4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Asturias<text:s/></text:p>
          </table:table-cell>
          <table:table-cell office:value-type="float" office:value="54615" table:style-name="ce77">
            <text:p>54.615</text:p>
          </table:table-cell>
          <table:table-cell office:value-type="float" office:value="12248" table:style-name="ce77">
            <text:p>12.248</text:p>
          </table:table-cell>
          <table:table-cell office:value-type="percentage" office:value="0.224" table:style-name="ce78">
            <text:p>22,4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Baleares</text:p>
          </table:table-cell>
          <table:table-cell office:value-type="float" office:value="84217" table:style-name="ce77">
            <text:p>84.217</text:p>
          </table:table-cell>
          <table:table-cell office:value-type="float" office:value="5459" table:style-name="ce77">
            <text:p>5.459</text:p>
          </table:table-cell>
          <table:table-cell office:value-type="percentage" office:value="6.5000000000000002E-2" table:style-name="ce78">
            <text:p>6,5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narias</text:p>
          </table:table-cell>
          <table:table-cell office:value-type="float" office:value="136910" table:style-name="ce77">
            <text:p>136.910</text:p>
          </table:table-cell>
          <table:table-cell office:value-type="float" office:value="16963" table:style-name="ce77">
            <text:p>16.963</text:p>
          </table:table-cell>
          <table:table-cell office:value-type="percentage" office:value="0.124" table:style-name="ce78">
            <text:p>12,4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ntabria</text:p>
          </table:table-cell>
          <table:table-cell office:value-type="float" office:value="38052" table:style-name="ce77">
            <text:p>38.052</text:p>
          </table:table-cell>
          <table:table-cell office:value-type="float" office:value="7962" table:style-name="ce77">
            <text:p>7.962</text:p>
          </table:table-cell>
          <table:table-cell office:value-type="percentage" office:value="0.20899999999999999" table:style-name="ce78">
            <text:p>20,9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stilla y León</text:p>
          </table:table-cell>
          <table:table-cell office:value-type="float" office:value="138981" table:style-name="ce77">
            <text:p>138.981</text:p>
          </table:table-cell>
          <table:table-cell office:value-type="float" office:value="24491" table:style-name="ce77">
            <text:p>24.491</text:p>
          </table:table-cell>
          <table:table-cell office:value-type="percentage" office:value="0.17599999999999999" table:style-name="ce78">
            <text:p>17,6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10">
          <table:table-cell office:value-type="string" table:style-name="ce61">
            <text:p>Castilla - La Mancha</text:p>
          </table:table-cell>
          <table:table-cell office:value-type="float" office:value="149968" table:style-name="ce77">
            <text:p>149.968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ataluña</text:p>
          </table:table-cell>
          <table:table-cell office:value-type="float" office:value="571450" table:style-name="ce77">
            <text:p>571.450</text:p>
          </table:table-cell>
          <table:table-cell office:value-type="float" office:value="41297" table:style-name="ce77">
            <text:p>41.297</text:p>
          </table:table-cell>
          <table:table-cell office:value-type="percentage" office:value="7.1999999999999995E-2" table:style-name="ce78">
            <text:p>7,20%</text:p>
          </table:table-cell>
          <table:table-cell office:value-type="date" office:date-value="2021-12-19T00:00:00" table:style-name="ce80">
            <text:p>19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. Valenciana</text:p>
          </table:table-cell>
          <table:table-cell office:value-type="float" office:value="361203" table:style-name="ce77">
            <text:p>361.203</text:p>
          </table:table-cell>
          <table:table-cell office:value-type="float" office:value="49496" table:style-name="ce77">
            <text:p>49.496</text:p>
          </table:table-cell>
          <table:table-cell office:value-type="percentage" office:value="0.13700000000000001" table:style-name="ce78">
            <text:p>13,7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Extremadura</text:p>
          </table:table-cell>
          <table:table-cell office:value-type="float" office:value="69578" table:style-name="ce77">
            <text:p>69.578</text:p>
          </table:table-cell>
          <table:table-cell office:value-type="float" office:value="13441" table:style-name="ce77">
            <text:p>13.441</text:p>
          </table:table-cell>
          <table:table-cell office:value-type="percentage" office:value="0.193" table:style-name="ce78">
            <text:p>19,3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Galicia*</text:p>
          </table:table-cell>
          <table:table-cell office:value-type="float" office:value="155893" table:style-name="ce77">
            <text:p>155.893</text:p>
          </table:table-cell>
          <table:table-cell office:value-type="float" office:value="48792" table:style-name="ce77">
            <text:p>48.792</text:p>
          </table:table-cell>
          <table:table-cell office:value-type="percentage" office:value="0.313" table:style-name="ce78">
            <text:p>31,3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La Rioja</text:p>
          </table:table-cell>
          <table:table-cell office:value-type="float" office:value="22641" table:style-name="ce77">
            <text:p>22.641</text:p>
          </table:table-cell>
          <table:table-cell office:value-type="float" office:value="2176" table:style-name="ce77">
            <text:p>2.176</text:p>
          </table:table-cell>
          <table:table-cell office:value-type="percentage" office:value="9.6000000000000002E-2" table:style-name="ce78">
            <text:p>9,6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adrid</text:p>
          </table:table-cell>
          <table:table-cell office:value-type="float" office:value="495144" table:style-name="ce77">
            <text:p>495.144</text:p>
          </table:table-cell>
          <table:table-cell office:value-type="float" office:value="45681" table:style-name="ce77">
            <text:p>45.681</text:p>
          </table:table-cell>
          <table:table-cell office:value-type="percentage" office:value="9.1999999999999998E-2" table:style-name="ce78">
            <text:p>9,2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urcia<text:s text:c="2"/></text:p>
          </table:table-cell>
          <table:table-cell office:value-type="float" office:value="124444" table:style-name="ce77">
            <text:p>124.444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Navarra<text:s/></text:p>
          </table:table-cell>
          <table:table-cell office:value-type="float" office:value="50103" table:style-name="ce77">
            <text:p>50.103</text:p>
          </table:table-cell>
          <table:table-cell office:value-type="float" office:value="7341" table:style-name="ce77">
            <text:p>7.341</text:p>
          </table:table-cell>
          <table:table-cell office:value-type="percentage" office:value="0.14699999999999999" table:style-name="ce78">
            <text:p>14,7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País Vasco</text:p>
          </table:table-cell>
          <table:table-cell office:value-type="float" office:value="149328" table:style-name="ce77">
            <text:p>149.328</text:p>
          </table:table-cell>
          <table:table-cell office:value-type="float" office:value="19032" table:style-name="ce77">
            <text:p>19.032</text:p>
          </table:table-cell>
          <table:table-cell office:value-type="percentage" office:value="0.127" table:style-name="ce78">
            <text:p>12,7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Ceuta</text:p>
          </table:table-cell>
          <table:table-cell office:value-type="float" office:value="8455" table:style-name="ce77">
            <text:p>8.455</text:p>
          </table:table-cell>
          <table:table-cell office:value-type="float" office:value="1160" table:style-name="ce77">
            <text:p>1.160</text:p>
          </table:table-cell>
          <table:table-cell office:value-type="percentage" office:value="0.13700000000000001" table:style-name="ce78">
            <text:p>13,7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5">
          <table:table-cell office:value-type="string" table:style-name="ce61">
            <text:p>Melilla</text:p>
          </table:table-cell>
          <table:table-cell office:value-type="float" office:value="9707" table:style-name="ce77">
            <text:p>9.707</text:p>
          </table:table-cell>
          <table:table-cell office:value-type="float" office:value="1735" table:style-name="ce77">
            <text:p>1.735</text:p>
          </table:table-cell>
          <table:table-cell office:value-type="percentage" office:value="0.17899999999999999" table:style-name="ce78">
            <text:p>17,90%</text:p>
          </table:table-cell>
          <table:table-cell office:value-type="date" office:date-value="2021-12-20T00:00:00" table:style-name="ce80">
            <text:p>20/12/2021</text:p>
          </table:table-cell>
          <table:table-cell table:number-columns-repeated="16379"/>
        </table:table-row>
        <table:table-row table:style-name="ro10">
          <table:table-cell office:value-type="string" table:style-name="ce61">
            <text:p>Fuerzas Armadas*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79">
            <text:p>-</text:p>
          </table:table-cell>
          <table:table-cell office:value-type="date" office:date-value="2021-12-17T00:00:00" table:style-name="ce80">
            <text:p>17/12/2021</text:p>
          </table:table-cell>
          <table:table-cell table:number-columns-repeated="16379"/>
        </table:table-row>
        <table:table-row table:style-name="ro5">
          <table:table-cell office:value-type="string" table:style-name="ce65">
            <text:p>Sanidad Exterior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string" table:style-name="ce81">
            <text:p>-</text:p>
          </table:table-cell>
          <table:table-cell office:value-type="date" office:date-value="2021-12-20T00:00:00" table:style-name="ce85">
            <text:p>20/12/2021</text:p>
          </table:table-cell>
          <table:table-cell table:number-columns-repeated="16379"/>
        </table:table-row>
        <table:table-row table:style-name="ro12">
          <table:table-cell office:value-type="string" table:style-name="ce82">
            <text:p>Totales</text:p>
          </table:table-cell>
          <table:table-cell office:value-type="float" office:value="3349276" table:style-name="ce69">
            <text:p>3.349.276</text:p>
          </table:table-cell>
          <table:table-cell office:value-type="float" office:value="448319" table:style-name="ce69">
            <text:p>448.319</text:p>
          </table:table-cell>
          <table:table-cell office:value-type="percentage" office:value="0.13400000000000001" table:style-name="ce70">
            <text:p>13,40%</text:p>
          </table:table-cell>
          <table:table-cell table:style-name="ce86"/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2-21T15:54:17Z</dc:date>
  </office:meta>
</office:document-meta>
</file>